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9">
            <text:p>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2">
            <text:p>8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1">
            <text:p>18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776">
            <text:p>477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7975">
            <text:p>797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533">
            <text:p>105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3">
            <text:p>2020-11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1)">
            <text:p>(0.89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4">
            <text:p>1.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9.5">
            <text:p>79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51105651105651">
            <text:p>0.065110565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3619617383745">
            <text:p>1.2361961738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9886247019517">
            <text:p>10.9886247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9.5">
            <text:p>109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3">
            <text:p>0.073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594484">
            <text:p>1.26594484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9.83767094351195">
            <text:p>9.837670943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65">
            <text:p>1365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45">
            <text:p>14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6227106227106">
            <text:p>0.1062271062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9391190006575">
            <text:p>1.3939119001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6.86588732632419">
            <text:p>6.86588732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71">
            <text:p>1771</text:p>
          </table:table-cell>
          <table:table-cell office:value-type="float" office:value="13.75">
            <text:p>13.75</text:p>
          </table:table-cell>
          <table:table-cell office:value-type="float" office:value="92.25">
            <text:p>92.25</text:p>
          </table:table-cell>
          <table:table-cell office:value-type="float" office:value="299.75">
            <text:p>299.75</text:p>
          </table:table-cell>
          <table:table-cell office:value-type="float" office:value="0.0376712328767123">
            <text:p>0.0376712329</text:p>
          </table:table-cell>
          <table:table-cell office:value-type="float" office:value="0.117966751918159">
            <text:p>0.1179667519</text:p>
          </table:table-cell>
          <table:table-cell office:value-type="float" office:value="0.169254658385093">
            <text:p>0.1692546584</text:p>
          </table:table-cell>
          <table:table-cell office:value-type="float" office:value="1.13463079376994">
            <text:p>1.1346307938</text:p>
          </table:table-cell>
          <table:table-cell office:value-type="float" office:value="1.44015929464747">
            <text:p>1.4401592946</text:p>
          </table:table-cell>
          <table:table-cell office:value-type="float" office:value="1.64853969754253">
            <text:p>1.6485396975</text:p>
          </table:table-cell>
          <table:table-cell office:value-type="float" office:value="18.7443446228369">
            <text:p>18.7443446228</text:p>
          </table:table-cell>
          <table:table-cell office:value-type="float" office:value="6.21591798994721">
            <text:p>6.2159179899</text:p>
          </table:table-cell>
          <table:table-cell office:value-type="float" office:value="4.43283678437449">
            <text:p>4.432836784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48">
            <text:p>1948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5.75">
            <text:p>155.7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99537987679671">
            <text:p>0.0799537988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236781116525">
            <text:p>1.292367811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01147749340895">
            <text:p>9.011477493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77">
            <text:p>1877</text:p>
          </table:table-cell>
          <table:table-cell office:value-type="float" office:value="60.75">
            <text:p>60.75</text:p>
          </table:table-cell>
          <table:table-cell office:value-type="float" office:value="64.25">
            <text:p>64.25</text:p>
          </table:table-cell>
          <table:table-cell office:value-type="float" office:value="56.75">
            <text:p>56.75</text:p>
          </table:table-cell>
          <table:table-cell office:value-type="float" office:value="0.185213414634146">
            <text:p>0.1852134146</text:p>
          </table:table-cell>
          <table:table-cell office:value-type="float" office:value="0.0712305986696231">
            <text:p>0.0712305987</text:p>
          </table:table-cell>
          <table:table-cell office:value-type="float" office:value="0.0302344166222696">
            <text:p>0.0302344166</text:p>
          </table:table-cell>
          <table:table-cell office:value-type="float" office:value="1.71548280878197">
            <text:p>1.7154828088</text:p>
          </table:table-cell>
          <table:table-cell office:value-type="float" office:value="1.25925173978987">
            <text:p>1.2592517398</text:p>
          </table:table-cell>
          <table:table-cell office:value-type="float" office:value="1.10761213327698">
            <text:p>1.1076121333</text:p>
          </table:table-cell>
          <table:table-cell office:value-type="float" office:value="4.07918746488864">
            <text:p>4.0791874649</text:p>
          </table:table-cell>
          <table:table-cell office:value-type="float" office:value="10.0736306285791">
            <text:p>10.0736306286</text:p>
          </table:table-cell>
          <table:table-cell office:value-type="float" office:value="23.2706197470187">
            <text:p>23.27061974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87">
            <text:p>987</text:p>
          </table:table-cell>
          <table:table-cell office:value-type="float" office:value="2230">
            <text:p>2230</text:p>
          </table:table-cell>
          <table:table-cell office:value-type="float" office:value="72.875">
            <text:p>72.875</text:p>
          </table:table-cell>
          <table:table-cell office:value-type="float" office:value="173.625">
            <text:p>173.625</text:p>
          </table:table-cell>
          <table:table-cell office:value-type="float" office:value="80">
            <text:p>80</text:p>
          </table:table-cell>
          <table:table-cell office:value-type="float" office:value="0.202430555555556">
            <text:p>0.2024305556</text:p>
          </table:table-cell>
          <table:table-cell office:value-type="float" office:value="0.175911854103343">
            <text:p>0.1759118541</text:p>
          </table:table-cell>
          <table:table-cell office:value-type="float" office:value="0.0358744394618834">
            <text:p>0.0358744395</text:p>
          </table:table-cell>
          <table:table-cell office:value-type="float" office:value="1.78882407889661">
            <text:p>1.7888240789</text:p>
          </table:table-cell>
          <table:table-cell office:value-type="float" office:value="1.67634365097329">
            <text:p>1.676343651</text:p>
          </table:table-cell>
          <table:table-cell office:value-type="float" office:value="1.12808300991373">
            <text:p>1.1280830099</text:p>
          </table:table-cell>
          <table:table-cell office:value-type="float" office:value="3.76005472661141">
            <text:p>3.7600547266</text:p>
          </table:table-cell>
          <table:table-cell office:value-type="float" office:value="4.27752733610644">
            <text:p>4.2775273361</text:p>
          </table:table-cell>
          <table:table-cell office:value-type="float" office:value="19.6660154052654">
            <text:p>19.66601540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2995">
            <text:p>2995</text:p>
          </table:table-cell>
          <table:table-cell office:value-type="float" office:value="91.625">
            <text:p>91.625</text:p>
          </table:table-cell>
          <table:table-cell office:value-type="float" office:value="-5.75">
            <text:p>-5.75</text:p>
          </table:table-cell>
          <table:table-cell office:value-type="float" office:value="40">
            <text:p>40</text:p>
          </table:table-cell>
          <table:table-cell office:value-type="float" office:value="0.24630376344086">
            <text:p>0.2463037634</text:p>
          </table:table-cell>
          <table:table-cell office:value-type="float" office:value="-0.00486875529212532">
            <text:p>-0.0048687553</text:p>
          </table:table-cell>
          <table:table-cell office:value-type="float" office:value="0.013355592654424">
            <text:p>0.0133555927</text:p>
          </table:table-cell>
          <table:table-cell office:value-type="float" office:value="1.98096763805787">
            <text:p>1.9809676381</text:p>
          </table:table-cell>
          <table:table-cell office:value-type="float" office:value="0.983005817842627">
            <text:p>0.9830058178</text:p>
          </table:table-cell>
          <table:table-cell office:value-type="float" office:value="1.04709418312658">
            <text:p>1.0470941831</text:p>
          </table:table-cell>
          <table:table-cell office:value-type="float" office:value="3.14806209895191">
            <text:p>3.148062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74">
            <text:p>1174</text:p>
          </table:table-cell>
          <table:table-cell office:value-type="float" office:value="2618">
            <text:p>2618</text:p>
          </table:table-cell>
          <table:table-cell office:value-type="float" office:value="49.5">
            <text:p>49.5</text:p>
          </table:table-cell>
          <table:table-cell office:value-type="float" office:value="132.75">
            <text:p>132.75</text:p>
          </table:table-cell>
          <table:table-cell office:value-type="float" office:value="192.875">
            <text:p>192.875</text:p>
          </table:table-cell>
          <table:table-cell office:value-type="float" office:value="0.0853448275862069">
            <text:p>0.0853448276</text:p>
          </table:table-cell>
          <table:table-cell office:value-type="float" office:value="0.113074957410562">
            <text:p>0.1130749574</text:p>
          </table:table-cell>
          <table:table-cell office:value-type="float" office:value="0.0736726508785332">
            <text:p>0.0736726509</text:p>
          </table:table-cell>
          <table:table-cell office:value-type="float" office:value="1.31298302615933">
            <text:p>1.3129830262</text:p>
          </table:table-cell>
          <table:table-cell office:value-type="float" office:value="1.42082280508403">
            <text:p>1.4208228051</text:p>
          </table:table-cell>
          <table:table-cell office:value-type="float" office:value="1.26849249067031">
            <text:p>1.2684924907</text:p>
          </table:table-cell>
          <table:table-cell office:value-type="float" office:value="8.46356805937207">
            <text:p>8.4635680594</text:p>
          </table:table-cell>
          <table:table-cell office:value-type="float" office:value="6.47036649450889">
            <text:p>6.4703664945</text:p>
          </table:table-cell>
          <table:table-cell office:value-type="float" office:value="9.75094135702377">
            <text:p>9.75094135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23">
            <text:p>1223</text:p>
          </table:table-cell>
          <table:table-cell office:value-type="float" office:value="2649">
            <text:p>2649</text:p>
          </table:table-cell>
          <table:table-cell office:value-type="float" office:value="72.375">
            <text:p>72.375</text:p>
          </table:table-cell>
          <table:table-cell office:value-type="float" office:value="174.75">
            <text:p>174.75</text:p>
          </table:table-cell>
          <table:table-cell office:value-type="float" office:value="121.75">
            <text:p>121.75</text:p>
          </table:table-cell>
          <table:table-cell office:value-type="float" office:value="0.106121700879765">
            <text:p>0.1061217009</text:p>
          </table:table-cell>
          <table:table-cell office:value-type="float" office:value="0.142886345053148">
            <text:p>0.1428863451</text:p>
          </table:table-cell>
          <table:table-cell office:value-type="float" office:value="0.0459607399018498">
            <text:p>0.0459607399</text:p>
          </table:table-cell>
          <table:table-cell office:value-type="float" office:value="1.3934991112585">
            <text:p>1.3934991113</text:p>
          </table:table-cell>
          <table:table-cell office:value-type="float" office:value="1.54011856258721">
            <text:p>1.5401185626</text:p>
          </table:table-cell>
          <table:table-cell office:value-type="float" office:value="1.16500287329663">
            <text:p>1.1650028733</text:p>
          </table:table-cell>
          <table:table-cell office:value-type="float" office:value="6.87237392503818">
            <text:p>6.872373925</text:p>
          </table:table-cell>
          <table:table-cell office:value-type="float" office:value="5.18989996821382">
            <text:p>5.1898999682</text:p>
          </table:table-cell>
          <table:table-cell office:value-type="float" office:value="15.4252666350241">
            <text:p>15.42526663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31">
            <text:p>1331</text:p>
          </table:table-cell>
          <table:table-cell office:value-type="float" office:value="3040">
            <text:p>3040</text:p>
          </table:table-cell>
          <table:table-cell office:value-type="float" office:value="21">
            <text:p>21</text:p>
          </table:table-cell>
          <table:table-cell office:value-type="float" office:value="37.625">
            <text:p>37.625</text:p>
          </table:table-cell>
          <table:table-cell office:value-type="float" office:value="128.375">
            <text:p>128.375</text:p>
          </table:table-cell>
          <table:table-cell office:value-type="float" office:value="0.0298295454545455">
            <text:p>0.0298295455</text:p>
          </table:table-cell>
          <table:table-cell office:value-type="float" office:value="0.0282682193839219">
            <text:p>0.0282682194</text:p>
          </table:table-cell>
          <table:table-cell office:value-type="float" office:value="0.0422286184210526">
            <text:p>0.0422286184</text:p>
          </table:table-cell>
          <table:table-cell office:value-type="float" office:value="1.10614742058368">
            <text:p>1.1061474206</text:p>
          </table:table-cell>
          <table:table-cell office:value-type="float" office:value="1.10050498860892">
            <text:p>1.1005049886</text:p>
          </table:table-cell>
          <table:table-cell office:value-type="float" office:value="1.15129534665264">
            <text:p>1.1512953467</text:p>
          </table:table-cell>
          <table:table-cell office:value-type="float" office:value="23.5818098442745">
            <text:p>23.5818098443</text:p>
          </table:table-cell>
          <table:table-cell office:value-type="float" office:value="24.865332791657">
            <text:p>24.8653327917</text:p>
          </table:table-cell>
          <table:table-cell office:value-type="float" office:value="16.758341721875">
            <text:p>16.758341721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office:value-type="float" office:value="1583">
            <text:p>1583</text:p>
          </table:table-cell>
          <table:table-cell office:value-type="float" office:value="3576">
            <text:p>3576</text:p>
          </table:table-cell>
          <table:table-cell office:value-type="float" office:value="39">
            <text:p>39</text:p>
          </table:table-cell>
          <table:table-cell office:value-type="float" office:value="143.25">
            <text:p>143.25</text:p>
          </table:table-cell>
          <table:table-cell office:value-type="float" office:value="70.875">
            <text:p>70.875</text:p>
          </table:table-cell>
          <table:table-cell office:value-type="float" office:value="0.0491183879093199">
            <text:p>0.0491183879</text:p>
          </table:table-cell>
          <table:table-cell office:value-type="float" office:value="0.0904927353126974">
            <text:p>0.0904927353</text:p>
          </table:table-cell>
          <table:table-cell office:value-type="float" office:value="0.0198196308724832">
            <text:p>0.0198196309</text:p>
          </table:table-cell>
          <table:table-cell office:value-type="float" office:value="1.17664308510301">
            <text:p>1.1766430851</text:p>
          </table:table-cell>
          <table:table-cell office:value-type="float" office:value="1.33277488647741">
            <text:p>1.3327748865</text:p>
          </table:table-cell>
          <table:table-cell office:value-type="float" office:value="1.07013863087882">
            <text:p>1.0701386309</text:p>
          </table:table-cell>
          <table:table-cell office:value-type="float" office:value="14.4555696613664">
            <text:p>14.4555696614</text:p>
          </table:table-cell>
          <table:table-cell office:value-type="float" office:value="8.0012700250616">
            <text:p>8.0012700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85">
            <text:p>1785</text:p>
          </table:table-cell>
          <table:table-cell office:value-type="float" office:value="3799">
            <text:p>3799</text:p>
          </table:table-cell>
          <table:table-cell office:value-type="float" office:value="74.25">
            <text:p>74.25</text:p>
          </table:table-cell>
          <table:table-cell office:value-type="float" office:value="132.75">
            <text:p>132.75</text:p>
          </table:table-cell>
          <table:table-cell office:value-type="float" office:value="201">
            <text:p>201</text:p>
          </table:table-cell>
          <table:table-cell office:value-type="float" office:value="0.0896739130434783">
            <text:p>0.089673913</text:p>
          </table:table-cell>
          <table:table-cell office:value-type="float" office:value="0.0743697478991597">
            <text:p>0.0743697479</text:p>
          </table:table-cell>
          <table:table-cell office:value-type="float" office:value="0.0529086601737299">
            <text:p>0.0529086602</text:p>
          </table:table-cell>
          <table:table-cell office:value-type="float" office:value="1.32961986058601">
            <text:p>1.3296198606</text:p>
          </table:table-cell>
          <table:table-cell office:value-type="float" office:value="1.27113460207612">
            <text:p>1.2711346021</text:p>
          </table:table-cell>
          <table:table-cell office:value-type="float" office:value="1.19066699019796">
            <text:p>1.1906669902</text:p>
          </table:table-cell>
          <table:table-cell office:value-type="float" office:value="8.07125495010784">
            <text:p>8.0712549501</text:p>
          </table:table-cell>
          <table:table-cell office:value-type="float" office:value="9.66271453801109">
            <text:p>9.662714538</text:p>
          </table:table-cell>
          <table:table-cell office:value-type="float" office:value="13.4444222646659">
            <text:p>13.444422264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70">
            <text:p>770</text:p>
          </table:table-cell>
          <table:table-cell office:value-type="float" office:value="1652">
            <text:p>1652</text:p>
          </table:table-cell>
          <table:table-cell office:value-type="float" office:value="3929">
            <text:p>3929</text:p>
          </table:table-cell>
          <table:table-cell office:value-type="float" office:value="26.375">
            <text:p>26.375</text:p>
          </table:table-cell>
          <table:table-cell office:value-type="float" office:value="114.375">
            <text:p>114.375</text:p>
          </table:table-cell>
          <table:table-cell office:value-type="float" office:value="73.875">
            <text:p>73.875</text:p>
          </table:table-cell>
          <table:table-cell office:value-type="float" office:value="0.0342532467532468">
            <text:p>0.0342532468</text:p>
          </table:table-cell>
          <table:table-cell office:value-type="float" office:value="0.0692342615012106">
            <text:p>0.0692342615</text:p>
          </table:table-cell>
          <table:table-cell office:value-type="float" office:value="0.018802494273352">
            <text:p>0.0188024943</text:p>
          </table:table-cell>
          <table:table-cell office:value-type="float" office:value="1.12218600206612">
            <text:p>1.1221860021</text:p>
          </table:table-cell>
          <table:table-cell office:value-type="float" office:value="1.25171494586685">
            <text:p>1.2517149459</text:p>
          </table:table-cell>
          <table:table-cell office:value-type="float" office:value="1.06650165618689">
            <text:p>1.0665016562</text:p>
          </table:table-cell>
          <table:table-cell office:value-type="float" office:value="20.5805838163643">
            <text:p>20.5805838164</text:p>
          </table:table-cell>
          <table:table-cell office:value-type="float" office:value="10.3543280304063">
            <text:p>10.3543280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74">
            <text:p>874</text:p>
          </table:table-cell>
          <table:table-cell office:value-type="float" office:value="1855">
            <text:p>1855</text:p>
          </table:table-cell>
          <table:table-cell office:value-type="float" office:value="4613">
            <text:p>4613</text:p>
          </table:table-cell>
          <table:table-cell office:value-type="float" office:value="36.625">
            <text:p>36.625</text:p>
          </table:table-cell>
          <table:table-cell office:value-type="float" office:value="133.875">
            <text:p>133.875</text:p>
          </table:table-cell>
          <table:table-cell office:value-type="float" office:value="34">
            <text:p>34</text:p>
          </table:table-cell>
          <table:table-cell office:value-type="float" office:value="0.0419050343249428">
            <text:p>0.0419050343</text:p>
          </table:table-cell>
          <table:table-cell office:value-type="float" office:value="0.0721698113207547">
            <text:p>0.0721698113</text:p>
          </table:table-cell>
          <table:table-cell office:value-type="float" office:value="0.00737047474528506">
            <text:p>0.0073704747</text:p>
          </table:table-cell>
          <table:table-cell office:value-type="float" office:value="1.15010944266478">
            <text:p>1.1501094427</text:p>
          </table:table-cell>
          <table:table-cell office:value-type="float" office:value="1.26280296368815">
            <text:p>1.2628029637</text:p>
          </table:table-cell>
          <table:table-cell office:value-type="float" office:value="1.02590313644852">
            <text:p>1.0259031364</text:p>
          </table:table-cell>
          <table:table-cell office:value-type="float" office:value="16.8851072016071">
            <text:p>16.8851072016</text:p>
          </table:table-cell>
          <table:table-cell office:value-type="float" office:value="9.94694108977458">
            <text:p>9.94694108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66">
            <text:p>1066</text:p>
          </table:table-cell>
          <table:table-cell office:value-type="float" office:value="1969">
            <text:p>1969</text:p>
          </table:table-cell>
          <table:table-cell office:value-type="float" office:value="3971">
            <text:p>3971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264.75">
            <text:p>264.75</text:p>
          </table:table-cell>
          <table:table-cell office:value-type="float" office:value="0.0215759849906191">
            <text:p>0.021575985</text:p>
          </table:table-cell>
          <table:table-cell office:value-type="float" office:value="0.0548501777552057">
            <text:p>0.0548501778</text:p>
          </table:table-cell>
          <table:table-cell office:value-type="float" office:value="0.0666708637622765">
            <text:p>0.0666708638</text:p>
          </table:table-cell>
          <table:table-cell office:value-type="float" office:value="1.07642837279867">
            <text:p>1.0764283728</text:p>
          </table:table-cell>
          <table:table-cell office:value-type="float" office:value="1.19787236446278">
            <text:p>1.1978723645</text:p>
          </table:table-cell>
          <table:table-cell office:value-type="float" office:value="1.24206023115459">
            <text:p>1.2420602312</text:p>
          </table:table-cell>
          <table:table-cell office:value-type="float" office:value="32.4712055536582">
            <text:p>32.4712055537</text:p>
          </table:table-cell>
          <table:table-cell office:value-type="float" office:value="12.9805892906981">
            <text:p>12.9805892907</text:p>
          </table:table-cell>
          <table:table-cell office:value-type="float" office:value="10.7393989091319">
            <text:p>10.739398909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55">
            <text:p>1055</text:p>
          </table:table-cell>
          <table:table-cell office:value-type="float" office:value="2229">
            <text:p>2229</text:p>
          </table:table-cell>
          <table:table-cell office:value-type="float" office:value="5015">
            <text:p>5015</text:p>
          </table:table-cell>
          <table:table-cell office:value-type="float" office:value="49.5">
            <text:p>49.5</text:p>
          </table:table-cell>
          <table:table-cell office:value-type="float" office:value="98.375">
            <text:p>98.375</text:p>
          </table:table-cell>
          <table:table-cell office:value-type="float" office:value="227.875">
            <text:p>227.875</text:p>
          </table:table-cell>
          <table:table-cell office:value-type="float" office:value="0.0469194312796209">
            <text:p>0.0469194313</text:p>
          </table:table-cell>
          <table:table-cell office:value-type="float" office:value="0.0441341408703454">
            <text:p>0.0441341409</text:p>
          </table:table-cell>
          <table:table-cell office:value-type="float" office:value="0.0454386839481555">
            <text:p>0.0454386839</text:p>
          </table:table-cell>
          <table:table-cell office:value-type="float" office:value="1.16853281822061">
            <text:p>1.1685328182</text:p>
          </table:table-cell>
          <table:table-cell office:value-type="float" office:value="1.15828722493132">
            <text:p>1.1582872249</text:p>
          </table:table-cell>
          <table:table-cell office:value-type="float" office:value="1.16308215485647">
            <text:p>1.1630821549</text:p>
          </table:table-cell>
          <table:table-cell office:value-type="float" office:value="15.1170620476348">
            <text:p>15.1170620476</text:p>
          </table:table-cell>
          <table:table-cell office:value-type="float" office:value="16.0495434849622">
            <text:p>16.049543485</text:p>
          </table:table-cell>
          <table:table-cell office:value-type="float" office:value="15.5985680159482">
            <text:p>15.598568015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22">
            <text:p>1122</text:p>
          </table:table-cell>
          <table:table-cell office:value-type="float" office:value="2095">
            <text:p>2095</text:p>
          </table:table-cell>
          <table:table-cell office:value-type="float" office:value="3519">
            <text:p>3519</text:p>
          </table:table-cell>
          <table:table-cell office:value-type="float" office:value="66.75">
            <text:p>66.75</text:p>
          </table:table-cell>
          <table:table-cell office:value-type="float" office:value="149.125">
            <text:p>149.125</text:p>
          </table:table-cell>
          <table:table-cell office:value-type="float" office:value="244.875">
            <text:p>244.875</text:p>
          </table:table-cell>
          <table:table-cell office:value-type="float" office:value="0.0594919786096257">
            <text:p>0.0594919786</text:p>
          </table:table-cell>
          <table:table-cell office:value-type="float" office:value="0.07118138424821">
            <text:p>0.0711813842</text:p>
          </table:table-cell>
          <table:table-cell office:value-type="float" office:value="0.0695865302642796">
            <text:p>0.0695865303</text:p>
          </table:table-cell>
          <table:table-cell office:value-type="float" office:value="1.21515894435071">
            <text:p>1.2151589444</text:p>
          </table:table-cell>
          <table:table-cell office:value-type="float" office:value="1.25906575221718">
            <text:p>1.2590657522</text:p>
          </table:table-cell>
          <table:table-cell office:value-type="float" office:value="1.25304373490565">
            <text:p>1.2530437349</text:p>
          </table:table-cell>
          <table:table-cell office:value-type="float" office:value="11.9943388919041">
            <text:p>11.9943388919</text:p>
          </table:table-cell>
          <table:table-cell office:value-type="float" office:value="10.0803612637239">
            <text:p>10.0803612637</text:p>
          </table:table-cell>
          <table:table-cell office:value-type="float" office:value="10.3036270536661">
            <text:p>10.303627053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80">
            <text:p>1180</text:p>
          </table:table-cell>
          <table:table-cell office:value-type="float" office:value="2286">
            <text:p>2286</text:p>
          </table:table-cell>
          <table:table-cell office:value-type="float" office:value="4010">
            <text:p>4010</text:p>
          </table:table-cell>
          <table:table-cell office:value-type="float" office:value="57.5">
            <text:p>57.5</text:p>
          </table:table-cell>
          <table:table-cell office:value-type="float" office:value="168.5">
            <text:p>168.5</text:p>
          </table:table-cell>
          <table:table-cell office:value-type="float" office:value="253.625">
            <text:p>253.625</text:p>
          </table:table-cell>
          <table:table-cell office:value-type="float" office:value="0.048728813559322">
            <text:p>0.0487288136</text:p>
          </table:table-cell>
          <table:table-cell office:value-type="float" office:value="0.0737095363079615">
            <text:p>0.0737095363</text:p>
          </table:table-cell>
          <table:table-cell office:value-type="float" office:value="0.0632481296758105">
            <text:p>0.0632481297</text:p>
          </table:table-cell>
          <table:table-cell office:value-type="float" office:value="1.17520486210859">
            <text:p>1.1752048621</text:p>
          </table:table-cell>
          <table:table-cell office:value-type="float" office:value="1.26863224473363">
            <text:p>1.2686322447</text:p>
          </table:table-cell>
          <table:table-cell office:value-type="float" office:value="1.22920909264401">
            <text:p>1.2292090926</text:p>
          </table:table-cell>
          <table:table-cell office:value-type="float" office:value="14.5684110544843">
            <text:p>14.5684110545</text:p>
          </table:table-cell>
          <table:table-cell office:value-type="float" office:value="9.74623122275507">
            <text:p>9.7462312228</text:p>
          </table:table-cell>
          <table:table-cell office:value-type="float" office:value="11.3022041104811">
            <text:p>11.30220411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83">
            <text:p>1383</text:p>
          </table:table-cell>
          <table:table-cell office:value-type="float" office:value="2640">
            <text:p>2640</text:p>
          </table:table-cell>
          <table:table-cell office:value-type="float" office:value="5590">
            <text:p>5590</text:p>
          </table:table-cell>
          <table:table-cell office:value-type="float" office:value="105.5">
            <text:p>105.5</text:p>
          </table:table-cell>
          <table:table-cell office:value-type="float" office:value="158.25">
            <text:p>158.25</text:p>
          </table:table-cell>
          <table:table-cell office:value-type="float" office:value="272.5">
            <text:p>272.5</text:p>
          </table:table-cell>
          <table:table-cell office:value-type="float" office:value="0.0762834417932032">
            <text:p>0.0762834418</text:p>
          </table:table-cell>
          <table:table-cell office:value-type="float" office:value="0.0599431818181818">
            <text:p>0.0599431818</text:p>
          </table:table-cell>
          <table:table-cell office:value-type="float" office:value="0.0487477638640429">
            <text:p>0.0487477639</text:p>
          </table:table-cell>
          <table:table-cell office:value-type="float" office:value="1.27839760672017">
            <text:p>1.2783976067</text:p>
          </table:table-cell>
          <table:table-cell office:value-type="float" office:value="1.21684377905475">
            <text:p>1.2168437791</text:p>
          </table:table-cell>
          <table:table-cell office:value-type="float" office:value="1.17527480870837">
            <text:p>1.1752748087</text:p>
          </table:table-cell>
          <table:table-cell office:value-type="float" office:value="9.42879732130304">
            <text:p>9.4287973213</text:p>
          </table:table-cell>
          <table:table-cell office:value-type="float" office:value="11.906614334102">
            <text:p>11.9066143341</text:p>
          </table:table-cell>
          <table:table-cell office:value-type="float" office:value="14.5628803165597">
            <text:p>14.562880316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38">
            <text:p>1538</text:p>
          </table:table-cell>
          <table:table-cell office:value-type="float" office:value="2770">
            <text:p>2770</text:p>
          </table:table-cell>
          <table:table-cell office:value-type="float" office:value="4887">
            <text:p>4887</text:p>
          </table:table-cell>
          <table:table-cell office:value-type="float" office:value="147.875">
            <text:p>147.875</text:p>
          </table:table-cell>
          <table:table-cell office:value-type="float" office:value="167.625">
            <text:p>167.625</text:p>
          </table:table-cell>
          <table:table-cell office:value-type="float" office:value="222.75">
            <text:p>222.75</text:p>
          </table:table-cell>
          <table:table-cell office:value-type="float" office:value="0.0961475942782835">
            <text:p>0.0961475943</text:p>
          </table:table-cell>
          <table:table-cell office:value-type="float" office:value="0.060514440433213">
            <text:p>0.0605144404</text:p>
          </table:table-cell>
          <table:table-cell office:value-type="float" office:value="0.0455801104972376">
            <text:p>0.0455801105</text:p>
          </table:table-cell>
          <table:table-cell office:value-type="float" office:value="1.35463552534957">
            <text:p>1.3546355253</text:p>
          </table:table-cell>
          <table:table-cell office:value-type="float" office:value="1.2189780566181">
            <text:p>1.2189780566</text:p>
          </table:table-cell>
          <table:table-cell office:value-type="float" office:value="1.16360237782729">
            <text:p>1.1636023778</text:p>
          </table:table-cell>
          <table:table-cell office:value-type="float" office:value="7.55047106880333">
            <text:p>7.5504710688</text:p>
          </table:table-cell>
          <table:table-cell office:value-type="float" office:value="11.7974242515032">
            <text:p>11.7974242515</text:p>
          </table:table-cell>
          <table:table-cell office:value-type="float" office:value="15.5512281561554">
            <text:p>15.551228156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48">
            <text:p>1748</text:p>
          </table:table-cell>
          <table:table-cell office:value-type="float" office:value="2932">
            <text:p>2932</text:p>
          </table:table-cell>
          <table:table-cell office:value-type="float" office:value="5761">
            <text:p>5761</text:p>
          </table:table-cell>
          <table:table-cell office:value-type="float" office:value="108.5">
            <text:p>108.5</text:p>
          </table:table-cell>
          <table:table-cell office:value-type="float" office:value="177.625">
            <text:p>177.625</text:p>
          </table:table-cell>
          <table:table-cell office:value-type="float" office:value="312.5">
            <text:p>312.5</text:p>
          </table:table-cell>
          <table:table-cell office:value-type="float" office:value="0.062070938215103">
            <text:p>0.0620709382</text:p>
          </table:table-cell>
          <table:table-cell office:value-type="float" office:value="0.060581514324693">
            <text:p>0.0605815143</text:p>
          </table:table-cell>
          <table:table-cell office:value-type="float" office:value="0.0542440548515883">
            <text:p>0.0542440549</text:p>
          </table:table-cell>
          <table:table-cell office:value-type="float" office:value="1.22479977443983">
            <text:p>1.2247997744</text:p>
          </table:table-cell>
          <table:table-cell office:value-type="float" office:value="1.21922873509706">
            <text:p>1.2192287351</text:p>
          </table:table-cell>
          <table:table-cell office:value-type="float" office:value="1.19562133025457">
            <text:p>1.1956213303</text:p>
          </table:table-cell>
          <table:table-cell office:value-type="float" office:value="11.5101116437531">
            <text:p>11.5101116438</text:p>
          </table:table-cell>
          <table:table-cell office:value-type="float" office:value="11.7847388305701">
            <text:p>11.7847388306</text:p>
          </table:table-cell>
          <table:table-cell office:value-type="float" office:value="13.1218294028199">
            <text:p>13.12182940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77">
            <text:p>1777</text:p>
          </table:table-cell>
          <table:table-cell office:value-type="float" office:value="3108">
            <text:p>3108</text:p>
          </table:table-cell>
          <table:table-cell office:value-type="float" office:value="5804">
            <text:p>5804</text:p>
          </table:table-cell>
          <table:table-cell office:value-type="float" office:value="86.5">
            <text:p>86.5</text:p>
          </table:table-cell>
          <table:table-cell office:value-type="float" office:value="136.75">
            <text:p>136.75</text:p>
          </table:table-cell>
          <table:table-cell office:value-type="float" office:value="342.125">
            <text:p>342.125</text:p>
          </table:table-cell>
          <table:table-cell office:value-type="float" office:value="0.0486775464265616">
            <text:p>0.0486775464</text:p>
          </table:table-cell>
          <table:table-cell office:value-type="float" office:value="0.0439993564993565">
            <text:p>0.0439993565</text:p>
          </table:table-cell>
          <table:table-cell office:value-type="float" office:value="0.0589464162646451">
            <text:p>0.0589464163</text:p>
          </table:table-cell>
          <table:table-cell office:value-type="float" office:value="1.17501563940414">
            <text:p>1.1750156394</text:p>
          </table:table-cell>
          <table:table-cell office:value-type="float" office:value="1.15779219675757">
            <text:p>1.1577921968</text:p>
          </table:table-cell>
          <table:table-cell office:value-type="float" office:value="1.21312282970753">
            <text:p>1.2131228297</text:p>
          </table:table-cell>
          <table:table-cell office:value-type="float" office:value="14.5833951942363">
            <text:p>14.5833951942</text:p>
          </table:table-cell>
          <table:table-cell office:value-type="float" office:value="16.0976618980904">
            <text:p>16.0976618981</text:p>
          </table:table-cell>
          <table:table-cell office:value-type="float" office:value="12.1022022193012">
            <text:p>12.10220221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56">
            <text:p>1856</text:p>
          </table:table-cell>
          <table:table-cell office:value-type="float" office:value="3149">
            <text:p>3149</text:p>
          </table:table-cell>
          <table:table-cell office:value-type="float" office:value="6129">
            <text:p>6129</text:p>
          </table:table-cell>
          <table:table-cell office:value-type="float" office:value="85.25">
            <text:p>85.25</text:p>
          </table:table-cell>
          <table:table-cell office:value-type="float" office:value="173.375">
            <text:p>173.375</text:p>
          </table:table-cell>
          <table:table-cell office:value-type="float" office:value="409.625">
            <text:p>409.625</text:p>
          </table:table-cell>
          <table:table-cell office:value-type="float" office:value="0.0459321120689655">
            <text:p>0.0459321121</text:p>
          </table:table-cell>
          <table:table-cell office:value-type="float" office:value="0.0550571610034932">
            <text:p>0.055057161</text:p>
          </table:table-cell>
          <table:table-cell office:value-type="float" office:value="0.0668339043889705">
            <text:p>0.0668339044</text:p>
          </table:table-cell>
          <table:table-cell office:value-type="float" office:value="1.16489751972285">
            <text:p>1.1648975197</text:p>
          </table:table-cell>
          <table:table-cell office:value-type="float" office:value="1.19864139382864">
            <text:p>1.1986413938</text:p>
          </table:table-cell>
          <table:table-cell office:value-type="float" office:value="1.24267353608211">
            <text:p>1.2426735361</text:p>
          </table:table-cell>
          <table:table-cell office:value-type="float" office:value="15.4346678403861">
            <text:p>15.4346678404</text:p>
          </table:table-cell>
          <table:table-cell office:value-type="float" office:value="12.9330697340849">
            <text:p>12.9330697341</text:p>
          </table:table-cell>
          <table:table-cell office:value-type="float" office:value="10.7140277974651">
            <text:p>10.714027797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98">
            <text:p>2098</text:p>
          </table:table-cell>
          <table:table-cell office:value-type="float" office:value="3422">
            <text:p>3422</text:p>
          </table:table-cell>
          <table:table-cell office:value-type="float" office:value="5918">
            <text:p>5918</text:p>
          </table:table-cell>
          <table:table-cell office:value-type="float" office:value="69.625">
            <text:p>69.625</text:p>
          </table:table-cell>
          <table:table-cell office:value-type="float" office:value="121.875">
            <text:p>121.875</text:p>
          </table:table-cell>
          <table:table-cell office:value-type="float" office:value="345.125">
            <text:p>345.125</text:p>
          </table:table-cell>
          <table:table-cell office:value-type="float" office:value="0.0331863679694948">
            <text:p>0.033186368</text:p>
          </table:table-cell>
          <table:table-cell office:value-type="float" office:value="0.035615137346581">
            <text:p>0.0356151373</text:p>
          </table:table-cell>
          <table:table-cell office:value-type="float" office:value="0.058317843866171">
            <text:p>0.0583178439</text:p>
          </table:table-cell>
          <table:table-cell office:value-type="float" office:value="1.11831090453048">
            <text:p>1.1183109045</text:p>
          </table:table-cell>
          <table:table-cell office:value-type="float" office:value="1.12713911920914">
            <text:p>1.1271391192</text:p>
          </table:table-cell>
          <table:table-cell office:value-type="float" office:value="1.21077835652147">
            <text:p>1.2107783565</text:p>
          </table:table-cell>
          <table:table-cell office:value-type="float" office:value="21.2311910181694">
            <text:p>21.2311910182</text:p>
          </table:table-cell>
          <table:table-cell office:value-type="float" office:value="19.8067031969913">
            <text:p>19.806703197</text:p>
          </table:table-cell>
          <table:table-cell office:value-type="float" office:value="12.2289789034476">
            <text:p>12.22897890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08">
            <text:p>1908</text:p>
          </table:table-cell>
          <table:table-cell office:value-type="float" office:value="3578">
            <text:p>3578</text:p>
          </table:table-cell>
          <table:table-cell office:value-type="float" office:value="7208">
            <text:p>7208</text:p>
          </table:table-cell>
          <table:table-cell office:value-type="float" office:value="103.625">
            <text:p>103.625</text:p>
          </table:table-cell>
          <table:table-cell office:value-type="float" office:value="141">
            <text:p>141</text:p>
          </table:table-cell>
          <table:table-cell office:value-type="float" office:value="406.125">
            <text:p>406.125</text:p>
          </table:table-cell>
          <table:table-cell office:value-type="float" office:value="0.0543107966457023">
            <text:p>0.0543107966</text:p>
          </table:table-cell>
          <table:table-cell office:value-type="float" office:value="0.0394074902179989">
            <text:p>0.0394074902</text:p>
          </table:table-cell>
          <table:table-cell office:value-type="float" office:value="0.0563436459489456">
            <text:p>0.0563436459</text:p>
          </table:table-cell>
          <table:table-cell office:value-type="float" office:value="1.19586912701925">
            <text:p>1.195869127</text:p>
          </table:table-cell>
          <table:table-cell office:value-type="float" office:value="1.14096999832215">
            <text:p>1.1409699983</text:p>
          </table:table-cell>
          <table:table-cell office:value-type="float" office:value="1.2034249894414">
            <text:p>1.2034249894</text:p>
          </table:table-cell>
          <table:table-cell office:value-type="float" office:value="13.1061226603174">
            <text:p>13.1061226603</text:p>
          </table:table-cell>
          <table:table-cell office:value-type="float" office:value="17.9335652852761">
            <text:p>17.9335652853</text:p>
          </table:table-cell>
          <table:table-cell office:value-type="float" office:value="12.6455433339125">
            <text:p>12.645543333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float" office:value="3852">
            <text:p>3852</text:p>
          </table:table-cell>
          <table:table-cell office:value-type="float" office:value="7388">
            <text:p>7388</text:p>
          </table:table-cell>
          <table:table-cell office:value-type="float" office:value="140.75">
            <text:p>140.75</text:p>
          </table:table-cell>
          <table:table-cell office:value-type="float" office:value="283.75">
            <text:p>283.75</text:p>
          </table:table-cell>
          <table:table-cell office:value-type="float" office:value="342.625">
            <text:p>342.625</text:p>
          </table:table-cell>
          <table:table-cell office:value-type="float" office:value="0.0695405138339921">
            <text:p>0.0695405138</text:p>
          </table:table-cell>
          <table:table-cell office:value-type="float" office:value="0.0736630321910696">
            <text:p>0.0736630322</text:p>
          </table:table-cell>
          <table:table-cell office:value-type="float" office:value="0.0463758798050893">
            <text:p>0.0463758798</text:p>
          </table:table-cell>
          <table:table-cell office:value-type="float" office:value="1.25287012922499">
            <text:p>1.2528701292</text:p>
          </table:table-cell>
          <table:table-cell office:value-type="float" office:value="1.26845604759945">
            <text:p>1.2684560476</text:p>
          </table:table-cell>
          <table:table-cell office:value-type="float" office:value="1.1665309948841">
            <text:p>1.1665309949</text:p>
          </table:table-cell>
          <table:table-cell office:value-type="float" office:value="10.3102209024428">
            <text:p>10.3102209024</text:p>
          </table:table-cell>
          <table:table-cell office:value-type="float" office:value="9.7521704032936">
            <text:p>9.7521704033</text:p>
          </table:table-cell>
          <table:table-cell office:value-type="float" office:value="15.2902415405377">
            <text:p>15.290241540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074">
            <text:p>2074</text:p>
          </table:table-cell>
          <table:table-cell office:value-type="float" office:value="3951">
            <text:p>3951</text:p>
          </table:table-cell>
          <table:table-cell office:value-type="float" office:value="7791">
            <text:p>7791</text:p>
          </table:table-cell>
          <table:table-cell office:value-type="float" office:value="103.75">
            <text:p>103.75</text:p>
          </table:table-cell>
          <table:table-cell office:value-type="float" office:value="219.875">
            <text:p>219.875</text:p>
          </table:table-cell>
          <table:table-cell office:value-type="float" office:value="419">
            <text:p>419</text:p>
          </table:table-cell>
          <table:table-cell office:value-type="float" office:value="0.0500241080038573">
            <text:p>0.050024108</text:p>
          </table:table-cell>
          <table:table-cell office:value-type="float" office:value="0.0556504682358897">
            <text:p>0.0556504682</text:p>
          </table:table-cell>
          <table:table-cell office:value-type="float" office:value="0.0537800025670646">
            <text:p>0.0537800026</text:p>
          </table:table-cell>
          <table:table-cell office:value-type="float" office:value="1.1799891043214">
            <text:p>1.1799891043</text:p>
          </table:table-cell>
          <table:table-cell office:value-type="float" office:value="1.20084670907077">
            <text:p>1.2008467091</text:p>
          </table:table-cell>
          <table:table-cell office:value-type="float" office:value="1.19389889478991">
            <text:p>1.1938988948</text:p>
          </table:table-cell>
          <table:table-cell office:value-type="float" office:value="14.2000168201617">
            <text:p>14.2000168202</text:p>
          </table:table-cell>
          <table:table-cell office:value-type="float" office:value="12.798815648341">
            <text:p>12.7988156483</text:p>
          </table:table-cell>
          <table:table-cell office:value-type="float" office:value="13.2321151916698">
            <text:p>13.232115191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46">
            <text:p>2246</text:p>
          </table:table-cell>
          <table:table-cell office:value-type="float" office:value="4335">
            <text:p>4335</text:p>
          </table:table-cell>
          <table:table-cell office:value-type="float" office:value="9754">
            <text:p>9754</text:p>
          </table:table-cell>
          <table:table-cell office:value-type="float" office:value="117.25">
            <text:p>117.25</text:p>
          </table:table-cell>
          <table:table-cell office:value-type="float" office:value="248">
            <text:p>248</text:p>
          </table:table-cell>
          <table:table-cell office:value-type="float" office:value="387.625">
            <text:p>387.625</text:p>
          </table:table-cell>
          <table:table-cell office:value-type="float" office:value="0.0522039180765806">
            <text:p>0.0522039181</text:p>
          </table:table-cell>
          <table:table-cell office:value-type="float" office:value="0.0572087658592849">
            <text:p>0.0572087659</text:p>
          </table:table-cell>
          <table:table-cell office:value-type="float" office:value="0.0397401066229239">
            <text:p>0.0397401066</text:p>
          </table:table-cell>
          <table:table-cell office:value-type="float" office:value="1.18805520143062">
            <text:p>1.1880552014</text:p>
          </table:table-cell>
          <table:table-cell office:value-type="float" office:value="1.20664545257414">
            <text:p>1.2066454526</text:p>
          </table:table-cell>
          <table:table-cell office:value-type="float" office:value="1.14218575428606">
            <text:p>1.1421857543</text:p>
          </table:table-cell>
          <table:table-cell office:value-type="float" office:value="13.6213193835409">
            <text:p>13.6213193835</text:p>
          </table:table-cell>
          <table:table-cell office:value-type="float" office:value="12.4594612326704">
            <text:p>12.4594612327</text:p>
          </table:table-cell>
          <table:table-cell office:value-type="float" office:value="17.7863286669255">
            <text:p>17.786328666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50">
            <text:p>2450</text:p>
          </table:table-cell>
          <table:table-cell office:value-type="float" office:value="4595">
            <text:p>4595</text:p>
          </table:table-cell>
          <table:table-cell office:value-type="float" office:value="9445">
            <text:p>9445</text:p>
          </table:table-cell>
          <table:table-cell office:value-type="float" office:value="161.75">
            <text:p>161.75</text:p>
          </table:table-cell>
          <table:table-cell office:value-type="float" office:value="191.25">
            <text:p>191.25</text:p>
          </table:table-cell>
          <table:table-cell office:value-type="float" office:value="320.375">
            <text:p>320.375</text:p>
          </table:table-cell>
          <table:table-cell office:value-type="float" office:value="0.0660204081632653">
            <text:p>0.0660204082</text:p>
          </table:table-cell>
          <table:table-cell office:value-type="float" office:value="0.0416213275299238">
            <text:p>0.0416213275</text:p>
          </table:table-cell>
          <table:table-cell office:value-type="float" office:value="0.033920063525675">
            <text:p>0.0339200635</text:p>
          </table:table-cell>
          <table:table-cell office:value-type="float" office:value="1.23961446938776">
            <text:p>1.2396144694</text:p>
          </table:table-cell>
          <table:table-cell office:value-type="float" office:value="1.14907002276923">
            <text:p>1.1490700228</text:p>
          </table:table-cell>
          <table:table-cell office:value-type="float" office:value="1.12097534093065">
            <text:p>1.1209753409</text:p>
          </table:table-cell>
          <table:table-cell office:value-type="float" office:value="10.8418645270695">
            <text:p>10.8418645271</text:p>
          </table:table-cell>
          <table:table-cell office:value-type="float" office:value="16.9978720272366">
            <text:p>16.9978720272</text:p>
          </table:table-cell>
          <table:table-cell office:value-type="float" office:value="20.7793721307671">
            <text:p>20.779372130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2708">
            <text:p>2708</text:p>
          </table:table-cell>
          <table:table-cell office:value-type="float" office:value="4882">
            <text:p>4882</text:p>
          </table:table-cell>
          <table:table-cell office:value-type="float" office:value="8764">
            <text:p>8764</text:p>
          </table:table-cell>
          <table:table-cell office:value-type="float" office:value="181.625">
            <text:p>181.625</text:p>
          </table:table-cell>
          <table:table-cell office:value-type="float" office:value="189.5">
            <text:p>189.5</text:p>
          </table:table-cell>
          <table:table-cell office:value-type="float" office:value="318.625">
            <text:p>318.625</text:p>
          </table:table-cell>
          <table:table-cell office:value-type="float" office:value="0.0670697932053176">
            <text:p>0.0670697932</text:p>
          </table:table-cell>
          <table:table-cell office:value-type="float" office:value="0.0388160589922163">
            <text:p>0.038816059</text:p>
          </table:table-cell>
          <table:table-cell office:value-type="float" office:value="0.0363561159287996">
            <text:p>0.0363561159</text:p>
          </table:table-cell>
          <table:table-cell office:value-type="float" office:value="1.2435610562534">
            <text:p>1.2435610563</text:p>
          </table:table-cell>
          <table:table-cell office:value-type="float" office:value="1.1388093118867">
            <text:p>1.1388093119</text:p>
          </table:table-cell>
          <table:table-cell office:value-type="float" office:value="1.12983706939504">
            <text:p>1.1298370694</text:p>
          </table:table-cell>
          <table:table-cell office:value-type="float" office:value="10.6775388780924">
            <text:p>10.6775388781</text:p>
          </table:table-cell>
          <table:table-cell office:value-type="float" office:value="18.2016010607448">
            <text:p>18.2016010607</text:p>
          </table:table-cell>
          <table:table-cell office:value-type="float" office:value="19.4100013327296">
            <text:p>19.41000133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932">
            <text:p>2932</text:p>
          </table:table-cell>
          <table:table-cell office:value-type="float" office:value="5223">
            <text:p>5223</text:p>
          </table:table-cell>
          <table:table-cell office:value-type="float" office:value="9050">
            <text:p>9050</text:p>
          </table:table-cell>
          <table:table-cell office:value-type="float" office:value="344.625">
            <text:p>344.625</text:p>
          </table:table-cell>
          <table:table-cell office:value-type="float" office:value="357.25">
            <text:p>357.25</text:p>
          </table:table-cell>
          <table:table-cell office:value-type="float" office:value="398">
            <text:p>398</text:p>
          </table:table-cell>
          <table:table-cell office:value-type="float" office:value="0.117539222373806">
            <text:p>0.1175392224</text:p>
          </table:table-cell>
          <table:table-cell office:value-type="float" office:value="0.068399387325292">
            <text:p>0.0683993873</text:p>
          </table:table-cell>
          <table:table-cell office:value-type="float" office:value="0.0439779005524862">
            <text:p>0.0439779006</text:p>
          </table:table-cell>
          <table:table-cell office:value-type="float" office:value="1.43846559714895">
            <text:p>1.4384655971</text:p>
          </table:table-cell>
          <table:table-cell office:value-type="float" office:value="1.24856766896401">
            <text:p>1.248567669</text:p>
          </table:table-cell>
          <table:table-cell office:value-type="float" office:value="1.15771340117823">
            <text:p>1.1577134012</text:p>
          </table:table-cell>
          <table:table-cell office:value-type="float" office:value="6.23731226624237">
            <text:p>6.2373122662</text:p>
          </table:table-cell>
          <table:table-cell office:value-type="float" office:value="10.4765737044607">
            <text:p>10.4765737045</text:p>
          </table:table-cell>
          <table:table-cell office:value-type="float" office:value="16.105348942609">
            <text:p>16.105348942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908">
            <text:p>2908</text:p>
          </table:table-cell>
          <table:table-cell office:value-type="float" office:value="5457">
            <text:p>5457</text:p>
          </table:table-cell>
          <table:table-cell office:value-type="float" office:value="9278">
            <text:p>9278</text:p>
          </table:table-cell>
          <table:table-cell office:value-type="float" office:value="229">
            <text:p>229</text:p>
          </table:table-cell>
          <table:table-cell office:value-type="float" office:value="321.25">
            <text:p>321.25</text:p>
          </table:table-cell>
          <table:table-cell office:value-type="float" office:value="402.625">
            <text:p>402.625</text:p>
          </table:table-cell>
          <table:table-cell office:value-type="float" office:value="0.078748280605227">
            <text:p>0.0787482806</text:p>
          </table:table-cell>
          <table:table-cell office:value-type="float" office:value="0.0588693421293751">
            <text:p>0.0588693421</text:p>
          </table:table-cell>
          <table:table-cell office:value-type="float" office:value="0.0433956671696486">
            <text:p>0.0433956672</text:p>
          </table:table-cell>
          <table:table-cell office:value-type="float" office:value="1.28777351384692">
            <text:p>1.2877735138</text:p>
          </table:table-cell>
          <table:table-cell office:value-type="float" office:value="1.21283527236059">
            <text:p>1.2128352724</text:p>
          </table:table-cell>
          <table:table-cell office:value-type="float" office:value="1.1555758755948">
            <text:p>1.1555758756</text:p>
          </table:table-cell>
          <table:table-cell office:value-type="float" office:value="9.14425669076014">
            <text:p>9.1442566908</text:p>
          </table:table-cell>
          <table:table-cell office:value-type="float" office:value="12.1176017008208">
            <text:p>12.1176017008</text:p>
          </table:table-cell>
          <table:table-cell office:value-type="float" office:value="16.316847723271">
            <text:p>16.31684772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025">
            <text:p>3025</text:p>
          </table:table-cell>
          <table:table-cell office:value-type="float" office:value="5386">
            <text:p>5386</text:p>
          </table:table-cell>
          <table:table-cell office:value-type="float" office:value="8954">
            <text:p>8954</text:p>
          </table:table-cell>
          <table:table-cell office:value-type="float" office:value="257.5">
            <text:p>257.5</text:p>
          </table:table-cell>
          <table:table-cell office:value-type="float" office:value="433.375">
            <text:p>433.375</text:p>
          </table:table-cell>
          <table:table-cell office:value-type="float" office:value="363.875">
            <text:p>363.875</text:p>
          </table:table-cell>
          <table:table-cell office:value-type="float" office:value="0.0851239669421488">
            <text:p>0.0851239669</text:p>
          </table:table-cell>
          <table:table-cell office:value-type="float" office:value="0.080463238024508">
            <text:p>0.080463238</text:p>
          </table:table-cell>
          <table:table-cell office:value-type="float" office:value="0.0406382622291713">
            <text:p>0.0406382622</text:p>
          </table:table-cell>
          <table:table-cell office:value-type="float" office:value="1.31213622020354">
            <text:p>1.3121362202</text:p>
          </table:table-cell>
          <table:table-cell office:value-type="float" office:value="1.29431102512562">
            <text:p>1.2943110251</text:p>
          </table:table-cell>
          <table:table-cell office:value-type="float" office:value="1.14547079578183">
            <text:p>1.1454707958</text:p>
          </table:table-cell>
          <table:table-cell office:value-type="float" office:value="8.48465224649931">
            <text:p>8.4846522465</text:p>
          </table:table-cell>
          <table:table-cell office:value-type="float" office:value="8.95656177301747">
            <text:p>8.956561773</text:p>
          </table:table-cell>
          <table:table-cell office:value-type="float" office:value="17.4007889970017">
            <text:p>17.40078899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564">
            <text:p>3564</text:p>
          </table:table-cell>
          <table:table-cell office:value-type="float" office:value="5948">
            <text:p>5948</text:p>
          </table:table-cell>
          <table:table-cell office:value-type="float" office:value="10346">
            <text:p>10346</text:p>
          </table:table-cell>
          <table:table-cell office:value-type="float" office:value="337.375">
            <text:p>337.375</text:p>
          </table:table-cell>
          <table:table-cell office:value-type="float" office:value="344.375">
            <text:p>344.375</text:p>
          </table:table-cell>
          <table:table-cell office:value-type="float" office:value="463.25">
            <text:p>463.25</text:p>
          </table:table-cell>
          <table:table-cell office:value-type="float" office:value="0.0946618967452301">
            <text:p>0.0946618967</text:p>
          </table:table-cell>
          <table:table-cell office:value-type="float" office:value="0.0578976126429052">
            <text:p>0.0578976126</text:p>
          </table:table-cell>
          <table:table-cell office:value-type="float" office:value="0.044775758747342">
            <text:p>0.0447757587</text:p>
          </table:table-cell>
          <table:table-cell office:value-type="float" office:value="1.3488799530113">
            <text:p>1.348879953</text:p>
          </table:table-cell>
          <table:table-cell office:value-type="float" office:value="1.20921182600767">
            <text:p>1.209211826</text:p>
          </table:table-cell>
          <table:table-cell office:value-type="float" office:value="1.16064469801564">
            <text:p>1.160644698</text:p>
          </table:table-cell>
          <table:table-cell office:value-type="float" office:value="7.66369616964596">
            <text:p>7.6636961696</text:p>
          </table:table-cell>
          <table:table-cell office:value-type="float" office:value="12.3152702243777">
            <text:p>12.3152702244</text:p>
          </table:table-cell>
          <table:table-cell office:value-type="float" office:value="15.8244552741131">
            <text:p>15.82445527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3874">
            <text:p>3874</text:p>
          </table:table-cell>
          <table:table-cell office:value-type="float" office:value="6162">
            <text:p>6162</text:p>
          </table:table-cell>
          <table:table-cell office:value-type="float" office:value="12069">
            <text:p>12069</text:p>
          </table:table-cell>
          <table:table-cell office:value-type="float" office:value="168.125">
            <text:p>168.125</text:p>
          </table:table-cell>
          <table:table-cell office:value-type="float" office:value="388">
            <text:p>388</text:p>
          </table:table-cell>
          <table:table-cell office:value-type="float" office:value="651.25">
            <text:p>651.25</text:p>
          </table:table-cell>
          <table:table-cell office:value-type="float" office:value="0.0433982963345379">
            <text:p>0.0433982963</text:p>
          </table:table-cell>
          <table:table-cell office:value-type="float" office:value="0.0629665692956832">
            <text:p>0.0629665693</text:p>
          </table:table-cell>
          <table:table-cell office:value-type="float" office:value="0.0539605601126854">
            <text:p>0.0539605601</text:p>
          </table:table-cell>
          <table:table-cell office:value-type="float" office:value="1.15558552493537">
            <text:p>1.1555855249</text:p>
          </table:table-cell>
          <table:table-cell office:value-type="float" office:value="1.22815397867867">
            <text:p>1.2281539787</text:p>
          </table:table-cell>
          <table:table-cell office:value-type="float" office:value="1.19456897480784">
            <text:p>1.1945689748</text:p>
          </table:table-cell>
          <table:table-cell office:value-type="float" office:value="16.3158799145138">
            <text:p>16.3158799145</text:p>
          </table:table-cell>
          <table:table-cell office:value-type="float" office:value="11.3512242806584">
            <text:p>11.3512242807</text:p>
          </table:table-cell>
          <table:table-cell office:value-type="float" office:value="13.1889788342422">
            <text:p>13.188978834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124">
            <text:p>4124</text:p>
          </table:table-cell>
          <table:table-cell office:value-type="float" office:value="6840">
            <text:p>6840</text:p>
          </table:table-cell>
          <table:table-cell office:value-type="float" office:value="11563">
            <text:p>11563</text:p>
          </table:table-cell>
          <table:table-cell office:value-type="float" office:value="199.625">
            <text:p>199.625</text:p>
          </table:table-cell>
          <table:table-cell office:value-type="float" office:value="391">
            <text:p>391</text:p>
          </table:table-cell>
          <table:table-cell office:value-type="float" office:value="750.5">
            <text:p>750.5</text:p>
          </table:table-cell>
          <table:table-cell office:value-type="float" office:value="0.0484056741028128">
            <text:p>0.0484056741</text:p>
          </table:table-cell>
          <table:table-cell office:value-type="float" office:value="0.0571637426900585">
            <text:p>0.0571637427</text:p>
          </table:table-cell>
          <table:table-cell office:value-type="float" office:value="0.0649053013923722">
            <text:p>0.0649053014</text:p>
          </table:table-cell>
          <table:table-cell office:value-type="float" office:value="1.17401235355913">
            <text:p>1.1740123536</text:p>
          </table:table-cell>
          <table:table-cell office:value-type="float" office:value="1.20647777863274">
            <text:p>1.2064777786</text:p>
          </table:table-cell>
          <table:table-cell office:value-type="float" office:value="1.23542544324502">
            <text:p>1.2354254432</text:p>
          </table:table-cell>
          <table:table-cell office:value-type="float" office:value="14.663387242931">
            <text:p>14.6633872429</text:p>
          </table:table-cell>
          <table:table-cell office:value-type="float" office:value="12.469006546454">
            <text:p>12.4690065465</text:p>
          </table:table-cell>
          <table:table-cell office:value-type="float" office:value="11.0223029563981">
            <text:p>11.02230295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235">
            <text:p>4235</text:p>
          </table:table-cell>
          <table:table-cell office:value-type="float" office:value="6519">
            <text:p>6519</text:p>
          </table:table-cell>
          <table:table-cell office:value-type="float" office:value="12377">
            <text:p>12377</text:p>
          </table:table-cell>
          <table:table-cell office:value-type="float" office:value="218.75">
            <text:p>218.75</text:p>
          </table:table-cell>
          <table:table-cell office:value-type="float" office:value="504.125">
            <text:p>504.125</text:p>
          </table:table-cell>
          <table:table-cell office:value-type="float" office:value="838.875">
            <text:p>838.875</text:p>
          </table:table-cell>
          <table:table-cell office:value-type="float" office:value="0.0516528925619835">
            <text:p>0.0516528926</text:p>
          </table:table-cell>
          <table:table-cell office:value-type="float" office:value="0.077331645957969">
            <text:p>0.077331646</text:p>
          </table:table-cell>
          <table:table-cell office:value-type="float" office:value="0.0677769249414236">
            <text:p>0.0677769249</text:p>
          </table:table-cell>
          <table:table-cell office:value-type="float" office:value="1.18601444573458">
            <text:p>1.1860144457</text:p>
          </table:table-cell>
          <table:table-cell office:value-type="float" office:value="1.28238192044737">
            <text:p>1.2823819204</text:p>
          </table:table-cell>
          <table:table-cell office:value-type="float" office:value="1.24622291194183">
            <text:p>1.2462229119</text:p>
          </table:table-cell>
          <table:table-cell office:value-type="float" office:value="13.7629940415932">
            <text:p>13.7629940416</text:p>
          </table:table-cell>
          <table:table-cell office:value-type="float" office:value="9.30557710213088">
            <text:p>9.3055771021</text:p>
          </table:table-cell>
          <table:table-cell office:value-type="float" office:value="10.569676242653">
            <text:p>10.569676242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513">
            <text:p>4513</text:p>
          </table:table-cell>
          <table:table-cell office:value-type="float" office:value="7380">
            <text:p>7380</text:p>
          </table:table-cell>
          <table:table-cell office:value-type="float" office:value="14093">
            <text:p>14093</text:p>
          </table:table-cell>
          <table:table-cell office:value-type="float" office:value="169.5">
            <text:p>169.5</text:p>
          </table:table-cell>
          <table:table-cell office:value-type="float" office:value="622.75">
            <text:p>622.75</text:p>
          </table:table-cell>
          <table:table-cell office:value-type="float" office:value="974.5">
            <text:p>974.5</text:p>
          </table:table-cell>
          <table:table-cell office:value-type="float" office:value="0.0375581653002437">
            <text:p>0.0375581653</text:p>
          </table:table-cell>
          <table:table-cell office:value-type="float" office:value="0.0843834688346883">
            <text:p>0.0843834688</text:p>
          </table:table-cell>
          <table:table-cell office:value-type="float" office:value="0.0691478038742638">
            <text:p>0.0691478039</text:p>
          </table:table-cell>
          <table:table-cell office:value-type="float" office:value="1.13421838548107">
            <text:p>1.1342183855</text:p>
          </table:table-cell>
          <table:table-cell office:value-type="float" office:value="1.30929845775406">
            <text:p>1.3092984578</text:p>
          </table:table-cell>
          <table:table-cell office:value-type="float" office:value="1.25138889436997">
            <text:p>1.2513888944</text:p>
          </table:table-cell>
          <table:table-cell office:value-type="float" office:value="18.7997432094778">
            <text:p>18.7997432095</text:p>
          </table:table-cell>
          <table:table-cell office:value-type="float" office:value="8.55614790851846">
            <text:p>8.5561479085</text:p>
          </table:table-cell>
          <table:table-cell office:value-type="float" office:value="10.3668505378727">
            <text:p>10.366850537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479">
            <text:p>4479</text:p>
          </table:table-cell>
          <table:table-cell office:value-type="float" office:value="7653">
            <text:p>7653</text:p>
          </table:table-cell>
          <table:table-cell office:value-type="float" office:value="14510">
            <text:p>14510</text:p>
          </table:table-cell>
          <table:table-cell office:value-type="float" office:value="181">
            <text:p>181</text:p>
          </table:table-cell>
          <table:table-cell office:value-type="float" office:value="503.125">
            <text:p>503.125</text:p>
          </table:table-cell>
          <table:table-cell office:value-type="float" office:value="1101.25">
            <text:p>1101.25</text:p>
          </table:table-cell>
          <table:table-cell office:value-type="float" office:value="0.0404108059834785">
            <text:p>0.040410806</text:p>
          </table:table-cell>
          <table:table-cell office:value-type="float" office:value="0.0657421926042075">
            <text:p>0.0657421926</text:p>
          </table:table-cell>
          <table:table-cell office:value-type="float" office:value="0.0758959338387319">
            <text:p>0.0758959338</text:p>
          </table:table-cell>
          <table:table-cell office:value-type="float" office:value="1.14463856609303">
            <text:p>1.1446385661</text:p>
          </table:table-cell>
          <table:table-cell office:value-type="float" office:value="1.23856886445601">
            <text:p>1.2385688645</text:p>
          </table:table-cell>
          <table:table-cell office:value-type="float" office:value="1.27692574627114">
            <text:p>1.2769257463</text:p>
          </table:table-cell>
          <table:table-cell office:value-type="float" office:value="17.4968059230145">
            <text:p>17.496805923</text:p>
          </table:table-cell>
          <table:table-cell office:value-type="float" office:value="10.8863104371487">
            <text:p>10.8863104371</text:p>
          </table:table-cell>
          <table:table-cell office:value-type="float" office:value="9.47521163307664">
            <text:p>9.475211633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4610">
            <text:p>4610</text:p>
          </table:table-cell>
          <table:table-cell office:value-type="float" office:value="7996">
            <text:p>7996</text:p>
          </table:table-cell>
          <table:table-cell office:value-type="float" office:value="14363">
            <text:p>14363</text:p>
          </table:table-cell>
          <table:table-cell office:value-type="float" office:value="238.75">
            <text:p>238.75</text:p>
          </table:table-cell>
          <table:table-cell office:value-type="float" office:value="307.5">
            <text:p>307.5</text:p>
          </table:table-cell>
          <table:table-cell office:value-type="float" office:value="1077.5">
            <text:p>1077.5</text:p>
          </table:table-cell>
          <table:table-cell office:value-type="float" office:value="0.0517895878524946">
            <text:p>0.0517895879</text:p>
          </table:table-cell>
          <table:table-cell office:value-type="float" office:value="0.0384567283641821">
            <text:p>0.0384567284</text:p>
          </table:table-cell>
          <table:table-cell office:value-type="float" office:value="0.0750191464178793">
            <text:p>0.0750191464</text:p>
          </table:table-cell>
          <table:table-cell office:value-type="float" office:value="1.1865205938472">
            <text:p>1.1865205938</text:p>
          </table:table-cell>
          <table:table-cell office:value-type="float" office:value="1.13749723238933">
            <text:p>1.1374972324</text:p>
          </table:table-cell>
          <table:table-cell office:value-type="float" office:value="1.27359764222794">
            <text:p>1.2735976422</text:p>
          </table:table-cell>
          <table:table-cell office:value-type="float" office:value="13.7275670769945">
            <text:p>13.727567077</text:p>
          </table:table-cell>
          <table:table-cell office:value-type="float" office:value="18.3684747744646">
            <text:p>18.3684747745</text:p>
          </table:table-cell>
          <table:table-cell office:value-type="float" office:value="9.5819991906189">
            <text:p>9.58199919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660">
            <text:p>4660</text:p>
          </table:table-cell>
          <table:table-cell office:value-type="float" office:value="8177">
            <text:p>8177</text:p>
          </table:table-cell>
          <table:table-cell office:value-type="float" office:value="16229">
            <text:p>16229</text:p>
          </table:table-cell>
          <table:table-cell office:value-type="float" office:value="179.875">
            <text:p>179.875</text:p>
          </table:table-cell>
          <table:table-cell office:value-type="float" office:value="395.375">
            <text:p>395.375</text:p>
          </table:table-cell>
          <table:table-cell office:value-type="float" office:value="814.875">
            <text:p>814.875</text:p>
          </table:table-cell>
          <table:table-cell office:value-type="float" office:value="0.0385997854077253">
            <text:p>0.0385997854</text:p>
          </table:table-cell>
          <table:table-cell office:value-type="float" office:value="0.048352085116791">
            <text:p>0.0483520851</text:p>
          </table:table-cell>
          <table:table-cell office:value-type="float" office:value="0.05021104196192">
            <text:p>0.050211042</text:p>
          </table:table-cell>
          <table:table-cell office:value-type="float" office:value="1.13801953805674">
            <text:p>1.1380195381</text:p>
          </table:table-cell>
          <table:table-cell office:value-type="float" office:value="1.17381462921365">
            <text:p>1.1738146292</text:p>
          </table:table-cell>
          <table:table-cell office:value-type="float" office:value="1.18068009838713">
            <text:p>1.1806800984</text:p>
          </table:table-cell>
          <table:table-cell office:value-type="float" office:value="18.3016666615276">
            <text:p>18.3016666615</text:p>
          </table:table-cell>
          <table:table-cell office:value-type="float" office:value="14.6792606554063">
            <text:p>14.6792606554</text:p>
          </table:table-cell>
          <table:table-cell office:value-type="float" office:value="14.1484201563053">
            <text:p>14.14842015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">
            <text:p>44</text:p>
          </table:table-cell>
          <table:table-cell office:value-type="float" office:value="4816">
            <text:p>4816</text:p>
          </table:table-cell>
          <table:table-cell office:value-type="float" office:value="9062">
            <text:p>9062</text:p>
          </table:table-cell>
          <table:table-cell office:value-type="float" office:value="17383">
            <text:p>17383</text:p>
          </table:table-cell>
          <table:table-cell office:value-type="float" office:value="204.875">
            <text:p>204.875</text:p>
          </table:table-cell>
          <table:table-cell office:value-type="float" office:value="336.75">
            <text:p>336.75</text:p>
          </table:table-cell>
          <table:table-cell office:value-type="float" office:value="573.75">
            <text:p>573.75</text:p>
          </table:table-cell>
          <table:table-cell office:value-type="float" office:value="0.0425404900332226">
            <text:p>0.04254049</text:p>
          </table:table-cell>
          <table:table-cell office:value-type="float" office:value="0.0371606709335688">
            <text:p>0.0371606709</text:p>
          </table:table-cell>
          <table:table-cell office:value-type="float" office:value="0.0330063855490997">
            <text:p>0.0330063855</text:p>
          </table:table-cell>
          <table:table-cell office:value-type="float" office:value="1.15243871396912">
            <text:p>1.152438714</text:p>
          </table:table-cell>
          <table:table-cell office:value-type="float" office:value="1.13276894257739">
            <text:p>1.1327689426</text:p>
          </table:table-cell>
          <table:table-cell office:value-type="float" office:value="1.1176576155364">
            <text:p>1.1176576155</text:p>
          </table:table-cell>
          <table:table-cell office:value-type="float" office:value="16.6379894462298">
            <text:p>16.6379894462</text:p>
          </table:table-cell>
          <table:table-cell office:value-type="float" office:value="18.9971750572459">
            <text:p>18.9971750572</text:p>
          </table:table-cell>
          <table:table-cell office:value-type="float" office:value="21.3450942967612">
            <text:p>21.345094296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5462">
            <text:p>5462</text:p>
          </table:table-cell>
          <table:table-cell office:value-type="float" office:value="9949">
            <text:p>9949</text:p>
          </table:table-cell>
          <table:table-cell office:value-type="float" office:value="18839">
            <text:p>18839</text:p>
          </table:table-cell>
          <table:table-cell office:value-type="float" office:value="358.375">
            <text:p>358.375</text:p>
          </table:table-cell>
          <table:table-cell office:value-type="float" office:value="543.75">
            <text:p>543.75</text:p>
          </table:table-cell>
          <table:table-cell office:value-type="float" office:value="561.75">
            <text:p>561.75</text:p>
          </table:table-cell>
          <table:table-cell office:value-type="float" office:value="0.0656124130355181">
            <text:p>0.065612413</text:p>
          </table:table-cell>
          <table:table-cell office:value-type="float" office:value="0.0546537340436225">
            <text:p>0.054653734</text:p>
          </table:table-cell>
          <table:table-cell office:value-type="float" office:value="0.0298184617017888">
            <text:p>0.0298184617</text:p>
          </table:table-cell>
          <table:table-cell office:value-type="float" office:value="1.23808122356323">
            <text:p>1.2380812236</text:p>
          </table:table-cell>
          <table:table-cell office:value-type="float" office:value="1.1971426492167">
            <text:p>1.1971426492</text:p>
          </table:table-cell>
          <table:table-cell office:value-type="float" office:value="1.10610733164645">
            <text:p>1.1061073316</text:p>
          </table:table-cell>
          <table:table-cell office:value-type="float" office:value="10.9071720570613">
            <text:p>10.9071720571</text:p>
          </table:table-cell>
          <table:table-cell office:value-type="float" office:value="13.026021990776">
            <text:p>13.0260219908</text:p>
          </table:table-cell>
          <table:table-cell office:value-type="float" office:value="23.5904478139736">
            <text:p>23.5904478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9">
            <text:p>89</text:p>
          </table:table-cell>
          <table:table-cell office:value-type="float" office:value="5790">
            <text:p>5790</text:p>
          </table:table-cell>
          <table:table-cell office:value-type="float" office:value="10277">
            <text:p>10277</text:p>
          </table:table-cell>
          <table:table-cell office:value-type="float" office:value="18928">
            <text:p>18928</text:p>
          </table:table-cell>
          <table:table-cell office:value-type="float" office:value="371.25">
            <text:p>371.25</text:p>
          </table:table-cell>
          <table:table-cell office:value-type="float" office:value="682.625">
            <text:p>682.625</text:p>
          </table:table-cell>
          <table:table-cell office:value-type="float" office:value="405.625">
            <text:p>405.625</text:p>
          </table:table-cell>
          <table:table-cell office:value-type="float" office:value="0.064119170984456">
            <text:p>0.064119171</text:p>
          </table:table-cell>
          <table:table-cell office:value-type="float" office:value="0.0664225941422594">
            <text:p>0.0664225941</text:p>
          </table:table-cell>
          <table:table-cell office:value-type="float" office:value="0.0214298922231615">
            <text:p>0.0214298922</text:p>
          </table:table-cell>
          <table:table-cell office:value-type="float" office:value="1.23247518389755">
            <text:p>1.2324751839</text:p>
          </table:table-cell>
          <table:table-cell office:value-type="float" office:value="1.24112652308258">
            <text:p>1.2411265231</text:p>
          </table:table-cell>
          <table:table-cell office:value-type="float" office:value="1.07590473373123">
            <text:p>1.0759047337</text:p>
          </table:table-cell>
          <table:table-cell office:value-type="float" office:value="11.1532794695385">
            <text:p>11.1532794695</text:p>
          </table:table-cell>
          <table:table-cell office:value-type="float" office:value="10.7782718448045">
            <text:p>10.7782718448</text:p>
          </table:table-cell>
          <table:table-cell office:value-type="float" office:value="32.6902236196959">
            <text:p>32.690223619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781">
            <text:p>5781</text:p>
          </table:table-cell>
          <table:table-cell office:value-type="float" office:value="10517">
            <text:p>10517</text:p>
          </table:table-cell>
          <table:table-cell office:value-type="float" office:value="17877">
            <text:p>17877</text:p>
          </table:table-cell>
          <table:table-cell office:value-type="float" office:value="410.25">
            <text:p>410.25</text:p>
          </table:table-cell>
          <table:table-cell office:value-type="float" office:value="768.375">
            <text:p>768.375</text:p>
          </table:table-cell>
          <table:table-cell office:value-type="float" office:value="160.375">
            <text:p>160.375</text:p>
          </table:table-cell>
          <table:table-cell office:value-type="float" office:value="0.070965230928905">
            <text:p>0.0709652309</text:p>
          </table:table-cell>
          <table:table-cell office:value-type="float" office:value="0.0730602833507654">
            <text:p>0.0730602834</text:p>
          </table:table-cell>
          <table:table-cell office:value-type="float" office:value="0.00897102422106618">
            <text:p>0.0089710242</text:p>
          </table:table-cell>
          <table:table-cell office:value-type="float" office:value="1.25824899369272">
            <text:p>1.2582489937</text:p>
          </table:table-cell>
          <table:table-cell office:value-type="float" office:value="1.26617308953414">
            <text:p>1.2661730895</text:p>
          </table:table-cell>
          <table:table-cell office:value-type="float" office:value="1.03155632415386">
            <text:p>1.0315563242</text:p>
          </table:table-cell>
          <table:table-cell office:value-type="float" office:value="10.1100332030219">
            <text:p>10.110033203</text:p>
          </table:table-cell>
          <table:table-cell office:value-type="float" office:value="9.82983306665379">
            <text:p>9.8298330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99">
            <text:p>99</text:p>
          </table:table-cell>
          <table:table-cell office:value-type="float" office:value="6329">
            <text:p>6329</text:p>
          </table:table-cell>
          <table:table-cell office:value-type="float" office:value="11101">
            <text:p>11101</text:p>
          </table:table-cell>
          <table:table-cell office:value-type="float" office:value="18655">
            <text:p>18655</text:p>
          </table:table-cell>
          <table:table-cell office:value-type="float" office:value="524.75">
            <text:p>524.75</text:p>
          </table:table-cell>
          <table:table-cell office:value-type="float" office:value="826.375">
            <text:p>826.375</text:p>
          </table:table-cell>
          <table:table-cell office:value-type="float" office:value="47.875">
            <text:p>47.875</text:p>
          </table:table-cell>
          <table:table-cell office:value-type="float" office:value="0.0829119924158635">
            <text:p>0.0829119924</text:p>
          </table:table-cell>
          <table:table-cell office:value-type="float" office:value="0.0744414917574993">
            <text:p>0.0744414918</text:p>
          </table:table-cell>
          <table:table-cell office:value-type="float" office:value="0.00256633610292147">
            <text:p>0.0025663361</text:p>
          </table:table-cell>
          <table:table-cell office:value-type="float" office:value="1.3036657944888">
            <text:p>1.3036657945</text:p>
          </table:table-cell>
          <table:table-cell office:value-type="float" office:value="1.27140663111361">
            <text:p>1.2714066311</text:p>
          </table:table-cell>
          <table:table-cell office:value-type="float" office:value="1.00899508507897">
            <text:p>1.0089950851</text:p>
          </table:table-cell>
          <table:table-cell office:value-type="float" office:value="8.70200836436165">
            <text:p>8.7020083644</text:p>
          </table:table-cell>
          <table:table-cell office:value-type="float" office:value="9.65372814907399">
            <text:p>9.6537281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7020">
            <text:p>7020</text:p>
          </table:table-cell>
          <table:table-cell office:value-type="float" office:value="12184">
            <text:p>12184</text:p>
          </table:table-cell>
          <table:table-cell office:value-type="float" office:value="18134">
            <text:p>18134</text:p>
          </table:table-cell>
          <table:table-cell office:value-type="float" office:value="575.875">
            <text:p>575.875</text:p>
          </table:table-cell>
          <table:table-cell office:value-type="float" office:value="912.125">
            <text:p>912.125</text:p>
          </table:table-cell>
          <table:table-cell office:value-type="float" office:value="558.5">
            <text:p>558.5</text:p>
          </table:table-cell>
          <table:table-cell office:value-type="float" office:value="0.0820334757834758">
            <text:p>0.0820334758</text:p>
          </table:table-cell>
          <table:table-cell office:value-type="float" office:value="0.0748625246224557">
            <text:p>0.0748625246</text:p>
          </table:table-cell>
          <table:table-cell office:value-type="float" office:value="0.030798500055145">
            <text:p>0.0307985001</text:p>
          </table:table-cell>
          <table:table-cell office:value-type="float" office:value="1.30030696789444">
            <text:p>1.3003069679</text:p>
          </table:table-cell>
          <table:table-cell office:value-type="float" office:value="1.27300345546058">
            <text:p>1.2730034555</text:p>
          </table:table-cell>
          <table:table-cell office:value-type="float" office:value="1.10965390350008">
            <text:p>1.1096539035</text:p>
          </table:table-cell>
          <table:table-cell office:value-type="float" office:value="8.79158489868149">
            <text:p>8.7915848987</text:p>
          </table:table-cell>
          <table:table-cell office:value-type="float" office:value="9.60133801482373">
            <text:p>9.6013380148</text:p>
          </table:table-cell>
          <table:table-cell office:value-type="float" office:value="22.850696085986">
            <text:p>22.85069608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7714">
            <text:p>7714</text:p>
          </table:table-cell>
          <table:table-cell office:value-type="float" office:value="12492">
            <text:p>12492</text:p>
          </table:table-cell>
          <table:table-cell office:value-type="float" office:value="18376">
            <text:p>18376</text:p>
          </table:table-cell>
          <table:table-cell office:value-type="float" office:value="526.25">
            <text:p>526.25</text:p>
          </table:table-cell>
          <table:table-cell office:value-type="float" office:value="-208.5">
            <text:p>-208.5</text:p>
          </table:table-cell>
          <table:table-cell office:value-type="float" office:value="291.625">
            <text:p>291.625</text:p>
          </table:table-cell>
          <table:table-cell office:value-type="float" office:value="0.0682201192636764">
            <text:p>0.0682201193</text:p>
          </table:table-cell>
          <table:table-cell office:value-type="float" office:value="-0.0166906820365034">
            <text:p>-0.016690682</text:p>
          </table:table-cell>
          <table:table-cell office:value-type="float" office:value="0.0158698846321289">
            <text:p>0.0158698846</text:p>
          </table:table-cell>
          <table:table-cell office:value-type="float" office:value="1.24789222738067">
            <text:p>1.2478922274</text:p>
          </table:table-cell>
          <table:table-cell office:value-type="float" office:value="0.942128627451252">
            <text:p>0.9421286275</text:p>
          </table:table-cell>
          <table:table-cell office:value-type="float" office:value="1.0560382285594">
            <text:p>1.0560382286</text:p>
          </table:table-cell>
          <table:table-cell office:value-type="float" office:value="10.5032129371967">
            <text:p>10.5032129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8034">
            <text:p>8034</text:p>
          </table:table-cell>
          <table:table-cell office:value-type="float" office:value="11875">
            <text:p>11875</text:p>
          </table:table-cell>
          <table:table-cell office:value-type="float" office:value="17830">
            <text:p>17830</text:p>
          </table:table-cell>
          <table:table-cell office:value-type="float" office:value="427.5">
            <text:p>427.5</text:p>
          </table:table-cell>
          <table:table-cell office:value-type="float" office:value="193.25">
            <text:p>193.25</text:p>
          </table:table-cell>
          <table:table-cell office:value-type="float" office:value="-335.625">
            <text:p>-335.625</text:p>
          </table:table-cell>
          <table:table-cell office:value-type="float" office:value="0.0532113517550411">
            <text:p>0.0532113518</text:p>
          </table:table-cell>
          <table:table-cell office:value-type="float" office:value="0.0162736842105263">
            <text:p>0.0162736842</text:p>
          </table:table-cell>
          <table:table-cell office:value-type="float" office:value="-0.0188236118900729">
            <text:p>-0.0188236119</text:p>
          </table:table-cell>
          <table:table-cell office:value-type="float" office:value="1.19178936913562">
            <text:p>1.1917893691</text:p>
          </table:table-cell>
          <table:table-cell office:value-type="float" office:value="1.0574769670205">
            <text:p>1.057476967</text:p>
          </table:table-cell>
          <table:table-cell office:value-type="float" office:value="0.934811841979338">
            <text:p>0.934811842</text:p>
          </table:table-cell>
          <table:table-cell office:value-type="float" office:value="13.369881905558">
            <text:p>13.3698819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358">
            <text:p>12358</text:p>
          </table:table-cell>
          <table:table-cell office:value-type="float" office:value="17214">
            <text:p>17214</text:p>
          </table:table-cell>
          <table:table-cell office:value-type="float" office:value="415.125">
            <text:p>415.125</text:p>
          </table:table-cell>
          <table:table-cell office:value-type="float" office:value="-14.5">
            <text:p>-14.5</text:p>
          </table:table-cell>
          <table:table-cell office:value-type="float" office:value="5.25">
            <text:p>5.25</text:p>
          </table:table-cell>
          <table:table-cell office:value-type="float" office:value="0.0460533614377635">
            <text:p>0.0460533614</text:p>
          </table:table-cell>
          <table:table-cell office:value-type="float" office:value="-0.00117332901764039">
            <text:p>-0.001173329</text:p>
          </table:table-cell>
          <table:table-cell office:value-type="float" office:value="0.000304984315092367">
            <text:p>0.0003049843</text:p>
          </table:table-cell>
          <table:table-cell office:value-type="float" office:value="1.16534375274762">
            <text:p>1.1653437527</text:p>
          </table:table-cell>
          <table:table-cell office:value-type="float" office:value="0.995896046772187">
            <text:p>0.9958960468</text:p>
          </table:table-cell>
          <table:table-cell office:value-type="float" office:value="1.00106762741307">
            <text:p>1.0010676274</text:p>
          </table:table-cell>
          <table:table-cell office:value-type="float" office:value="15.3949303557218">
            <text:p>15.3949303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498">
            <text:p>8498</text:p>
          </table:table-cell>
          <table:table-cell office:value-type="float" office:value="12660">
            <text:p>12660</text:p>
          </table:table-cell>
          <table:table-cell office:value-type="float" office:value="17643">
            <text:p>17643</text:p>
          </table:table-cell>
          <table:table-cell office:value-type="float" office:value="187.875">
            <text:p>187.875</text:p>
          </table:table-cell>
          <table:table-cell office:value-type="float" office:value="-308.625">
            <text:p>-308.625</text:p>
          </table:table-cell>
          <table:table-cell office:value-type="float" office:value="569.25">
            <text:p>569.25</text:p>
          </table:table-cell>
          <table:table-cell office:value-type="float" office:value="0.0221081430924924">
            <text:p>0.0221081431</text:p>
          </table:table-cell>
          <table:table-cell office:value-type="float" office:value="-0.0243779620853081">
            <text:p>-0.0243779621</text:p>
          </table:table-cell>
          <table:table-cell office:value-type="float" office:value="0.0322649209318143">
            <text:p>0.0322649209</text:p>
          </table:table-cell>
          <table:table-cell office:value-type="float" office:value="1.07833649000608">
            <text:p>1.07833649</text:p>
          </table:table-cell>
          <table:table-cell office:value-type="float" office:value="0.91584193137087">
            <text:p>0.9158419314</text:p>
          </table:table-cell>
          <table:table-cell office:value-type="float" office:value="1.11496763250191">
            <text:p>1.1149676325</text:p>
          </table:table-cell>
          <table:table-cell office:value-type="float" office:value="31.6978839640116">
            <text:p>31.697883964</text:p>
          </table:table-cell>
          <table:table-cell office:value-type="float" office:value="-28.0853529955634">
            <text:p>-28.0853529956</text:p>
          </table:table-cell>
          <table:table-cell office:value-type="float" office:value="21.8277357711138">
            <text:p>21.827735771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235">
            <text:p>235</text:p>
          </table:table-cell>
          <table:table-cell office:value-type="float" office:value="8487">
            <text:p>8487</text:p>
          </table:table-cell>
          <table:table-cell office:value-type="float" office:value="12222">
            <text:p>12222</text:p>
          </table:table-cell>
          <table:table-cell office:value-type="float" office:value="17578">
            <text:p>17578</text:p>
          </table:table-cell>
          <table:table-cell office:value-type="float" office:value="370.875">
            <text:p>370.875</text:p>
          </table:table-cell>
          <table:table-cell office:value-type="float" office:value="-289.25">
            <text:p>-289.25</text:p>
          </table:table-cell>
          <table:table-cell office:value-type="float" office:value="352.5">
            <text:p>352.5</text:p>
          </table:table-cell>
          <table:table-cell office:value-type="float" office:value="0.0436991869918699">
            <text:p>0.043699187</text:p>
          </table:table-cell>
          <table:table-cell office:value-type="float" office:value="-0.0236663393879889">
            <text:p>-0.0236663394</text:p>
          </table:table-cell>
          <table:table-cell office:value-type="float" office:value="0.0200534759358289">
            <text:p>0.0200534759</text:p>
          </table:table-cell>
          <table:table-cell office:value-type="float" office:value="1.1566900076013">
            <text:p>1.1566900076</text:p>
          </table:table-cell>
          <table:table-cell office:value-type="float" office:value="0.918265599557293">
            <text:p>0.9182655996</text:p>
          </table:table-cell>
          <table:table-cell office:value-type="float" office:value="1.07097536389373">
            <text:p>1.0709753639</text:p>
          </table:table-cell>
          <table:table-cell office:value-type="float" office:value="16.2058897412042">
            <text:p>16.2058897412</text:p>
          </table:table-cell>
          <table:table-cell office:value-type="float" office:value="-28.9403570219092">
            <text:p>-28.9403570219</text:p>
          </table:table-cell>
          <table:table-cell office:value-type="float" office:value="34.9103661288862">
            <text:p>34.910366128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060">
            <text:p>8060</text:p>
          </table:table-cell>
          <table:table-cell office:value-type="float" office:value="11948">
            <text:p>11948</text:p>
          </table:table-cell>
          <table:table-cell office:value-type="float" office:value="17277">
            <text:p>17277</text:p>
          </table:table-cell>
          <table:table-cell office:value-type="float" office:value="306.875">
            <text:p>306.875</text:p>
          </table:table-cell>
          <table:table-cell office:value-type="float" office:value="209.5">
            <text:p>209.5</text:p>
          </table:table-cell>
          <table:table-cell office:value-type="float" office:value="-252.75">
            <text:p>-252.75</text:p>
          </table:table-cell>
          <table:table-cell office:value-type="float" office:value="0.0380738213399504">
            <text:p>0.0380738213</text:p>
          </table:table-cell>
          <table:table-cell office:value-type="float" office:value="0.0175343153665885">
            <text:p>0.0175343154</text:p>
          </table:table-cell>
          <table:table-cell office:value-type="float" office:value="-0.0146292759159576">
            <text:p>-0.0146292759</text:p>
          </table:table-cell>
          <table:table-cell office:value-type="float" office:value="1.13609962179782">
            <text:p>1.1360996218</text:p>
          </table:table-cell>
          <table:table-cell office:value-type="float" office:value="1.06197271012519">
            <text:p>1.0619727101</text:p>
          </table:table-cell>
          <table:table-cell office:value-type="float" office:value="0.949217005093246">
            <text:p>0.9492170051</text:p>
          </table:table-cell>
          <table:table-cell office:value-type="float" office:value="18.5497635949915">
            <text:p>18.5497635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207">
            <text:p>9207</text:p>
          </table:table-cell>
          <table:table-cell office:value-type="float" office:value="12267">
            <text:p>12267</text:p>
          </table:table-cell>
          <table:table-cell office:value-type="float" office:value="17423">
            <text:p>17423</text:p>
          </table:table-cell>
          <table:table-cell office:value-type="float" office:value="399.625">
            <text:p>399.625</text:p>
          </table:table-cell>
          <table:table-cell office:value-type="float" office:value="302.25">
            <text:p>302.25</text:p>
          </table:table-cell>
          <table:table-cell office:value-type="float" office:value="134.875">
            <text:p>134.875</text:p>
          </table:table-cell>
          <table:table-cell office:value-type="float" office:value="0.0434044748560878">
            <text:p>0.0434044749</text:p>
          </table:table-cell>
          <table:table-cell office:value-type="float" office:value="0.0246392761066275">
            <text:p>0.0246392761</text:p>
          </table:table-cell>
          <table:table-cell office:value-type="float" office:value="0.00774120415542673">
            <text:p>0.0077412042</text:p>
          </table:table-cell>
          <table:table-cell office:value-type="float" office:value="1.15560820093387">
            <text:p>1.1556082009</text:p>
          </table:table-cell>
          <table:table-cell office:value-type="float" office:value="1.08742737047023">
            <text:p>1.0874273705</text:p>
          </table:table-cell>
          <table:table-cell office:value-type="float" office:value="1.02721166997787">
            <text:p>1.02721167</text:p>
          </table:table-cell>
          <table:table-cell office:value-type="float" office:value="16.3136060312464">
            <text:p>16.3136060312</text:p>
          </table:table-cell>
          <table:table-cell office:value-type="float" office:value="28.4769673497678">
            <text:p>28.4769673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8387">
            <text:p>8387</text:p>
          </table:table-cell>
          <table:table-cell office:value-type="float" office:value="12376">
            <text:p>12376</text:p>
          </table:table-cell>
          <table:table-cell office:value-type="float" office:value="20776">
            <text:p>20776</text:p>
          </table:table-cell>
          <table:table-cell office:value-type="float" office:value="-118.125">
            <text:p>-118.125</text:p>
          </table:table-cell>
          <table:table-cell office:value-type="float" office:value="948.375">
            <text:p>948.375</text:p>
          </table:table-cell>
          <table:table-cell office:value-type="float" office:value="1435.125">
            <text:p>1435.125</text:p>
          </table:table-cell>
          <table:table-cell office:value-type="float" office:value="-0.0140842971265053">
            <text:p>-0.0140842971</text:p>
          </table:table-cell>
          <table:table-cell office:value-type="float" office:value="0.076630171299289">
            <text:p>0.0766301713</text:p>
          </table:table-cell>
          <table:table-cell office:value-type="float" office:value="0.0690760974201001">
            <text:p>0.0690760974</text:p>
          </table:table-cell>
          <table:table-cell office:value-type="float" office:value="0.951093760211305">
            <text:p>0.9510937602</text:p>
          </table:table-cell>
          <table:table-cell office:value-type="float" office:value="1.27971507852809">
            <text:p>1.2797150785</text:p>
          </table:table-cell>
          <table:table-cell office:value-type="float" office:value="1.25111849515054">
            <text:p>1.2511184952</text:p>
          </table:table-cell>
          <table:table-cell office:value-type="float" office:value="0">
            <text:p>0</text:p>
          </table:table-cell>
          <table:table-cell office:value-type="float" office:value="9.38766505661933">
            <text:p>9.3876650566</text:p>
          </table:table-cell>
          <table:table-cell office:value-type="float" office:value="10.3772602602819">
            <text:p>10.377260260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182">
            <text:p>7182</text:p>
          </table:table-cell>
          <table:table-cell office:value-type="float" office:value="12098">
            <text:p>12098</text:p>
          </table:table-cell>
          <table:table-cell office:value-type="float" office:value="22589">
            <text:p>22589</text:p>
          </table:table-cell>
          <table:table-cell office:value-type="float" office:value="412.25">
            <text:p>412.25</text:p>
          </table:table-cell>
          <table:table-cell office:value-type="float" office:value="-338.625">
            <text:p>-338.625</text:p>
          </table:table-cell>
          <table:table-cell office:value-type="float" office:value="943.25">
            <text:p>943.25</text:p>
          </table:table-cell>
          <table:table-cell office:value-type="float" office:value="0.0574004455583403">
            <text:p>0.0574004456</text:p>
          </table:table-cell>
          <table:table-cell office:value-type="float" office:value="-0.0279901636634154">
            <text:p>-0.0279901637</text:p>
          </table:table-cell>
          <table:table-cell office:value-type="float" office:value="0.0417570498915401">
            <text:p>0.0417570499</text:p>
          </table:table-cell>
          <table:table-cell office:value-type="float" office:value="1.20735938930877">
            <text:p>1.2073593893</text:p>
          </table:table-cell>
          <table:table-cell office:value-type="float" office:value="0.903569987731379">
            <text:p>0.9035699877</text:p>
          </table:table-cell>
          <table:table-cell office:value-type="float" office:value="1.14956723100305">
            <text:p>1.149567231</text:p>
          </table:table-cell>
          <table:table-cell office:value-type="float" office:value="12.4189909619912">
            <text:p>12.418990962</text:p>
          </table:table-cell>
          <table:table-cell office:value-type="float" office:value="-24.4157425685209">
            <text:p>-24.4157425685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7582">
            <text:p>7582</text:p>
          </table:table-cell>
          <table:table-cell office:value-type="float" office:value="12696">
            <text:p>12696</text:p>
          </table:table-cell>
          <table:table-cell office:value-type="float" office:value="24336">
            <text:p>24336</text:p>
          </table:table-cell>
          <table:table-cell office:value-type="float" office:value="-248.375">
            <text:p>-248.375</text:p>
          </table:table-cell>
          <table:table-cell office:value-type="float" office:value="537.625">
            <text:p>537.625</text:p>
          </table:table-cell>
          <table:table-cell office:value-type="float" office:value="2313">
            <text:p>2313</text:p>
          </table:table-cell>
          <table:table-cell office:value-type="float" office:value="-0.03275850699024">
            <text:p>-0.032758507</text:p>
          </table:table-cell>
          <table:table-cell office:value-type="float" office:value="0.0423460144927536">
            <text:p>0.0423460145</text:p>
          </table:table-cell>
          <table:table-cell office:value-type="float" office:value="0.0950443786982249">
            <text:p>0.0950443787</text:p>
          </table:table-cell>
          <table:table-cell office:value-type="float" office:value="0.88744854030341">
            <text:p>0.8874485403</text:p>
          </table:table-cell>
          <table:table-cell office:value-type="float" office:value="1.15172569321374">
            <text:p>1.1517256932</text:p>
          </table:table-cell>
          <table:table-cell office:value-type="float" office:value="1.35036085593116">
            <text:p>1.3503608559</text:p>
          </table:table-cell>
          <table:table-cell office:value-type="float" office:value="-20.8108057154595">
            <text:p>-20.8108057155</text:p>
          </table:table-cell>
          <table:table-cell office:value-type="float" office:value="16.7128301649005">
            <text:p>16.7128301649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7548">
            <text:p>7548</text:p>
          </table:table-cell>
          <table:table-cell office:value-type="float" office:value="12834">
            <text:p>12834</text:p>
          </table:table-cell>
          <table:table-cell office:value-type="float" office:value="24768">
            <text:p>24768</text:p>
          </table:table-cell>
          <table:table-cell office:value-type="float" office:value="-131.875">
            <text:p>-131.875</text:p>
          </table:table-cell>
          <table:table-cell office:value-type="float" office:value="667">
            <text:p>667</text:p>
          </table:table-cell>
          <table:table-cell office:value-type="float" office:value="1980">
            <text:p>1980</text:p>
          </table:table-cell>
          <table:table-cell office:value-type="float" office:value="-0.0174715156332803">
            <text:p>-0.0174715156</text:p>
          </table:table-cell>
          <table:table-cell office:value-type="float" office:value="0.0519713261648746">
            <text:p>0.0519713262</text:p>
          </table:table-cell>
          <table:table-cell office:value-type="float" office:value="0.0799418604651163">
            <text:p>0.0799418605</text:p>
          </table:table-cell>
          <table:table-cell office:value-type="float" office:value="0.939447992846226">
            <text:p>0.9394479928</text:p>
          </table:table-cell>
          <table:table-cell office:value-type="float" office:value="1.187193638314">
            <text:p>1.1871936383</text:p>
          </table:table-cell>
          <table:table-cell office:value-type="float" office:value="1.29232228569497">
            <text:p>1.2923222857</text:p>
          </table:table-cell>
          <table:table-cell office:value-type="float" office:value="0">
            <text:p>0</text:p>
          </table:table-cell>
          <table:table-cell office:value-type="float" office:value="13.6807549598457">
            <text:p>13.6807549598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8003">
            <text:p>8003</text:p>
          </table:table-cell>
          <table:table-cell office:value-type="float" office:value="14022">
            <text:p>14022</text:p>
          </table:table-cell>
          <table:table-cell office:value-type="float" office:value="30528">
            <text:p>30528</text:p>
          </table:table-cell>
          <table:table-cell office:value-type="float" office:value="-363.75">
            <text:p>-363.75</text:p>
          </table:table-cell>
          <table:table-cell office:value-type="float" office:value="1320.5">
            <text:p>1320.5</text:p>
          </table:table-cell>
          <table:table-cell office:value-type="float" office:value="2457">
            <text:p>2457</text:p>
          </table:table-cell>
          <table:table-cell office:value-type="float" office:value="-0.0454517056103961">
            <text:p>-0.0454517056</text:p>
          </table:table-cell>
          <table:table-cell office:value-type="float" office:value="0.0941734417344173">
            <text:p>0.0941734417</text:p>
          </table:table-cell>
          <table:table-cell office:value-type="float" office:value="0.0804834905660377">
            <text:p>0.0804834906</text:p>
          </table:table-cell>
          <table:table-cell office:value-type="float" office:value="0.844968111147686">
            <text:p>0.8449681111</text:p>
          </table:table-cell>
          <table:table-cell office:value-type="float" office:value="1.34698957484155">
            <text:p>1.3469895748</text:p>
          </table:table-cell>
          <table:table-cell office:value-type="float" office:value="1.29438829779837">
            <text:p>1.2943882978</text:p>
          </table:table-cell>
          <table:table-cell office:value-type="float" office:value="-14.9009303289384">
            <text:p>-14.9009303289</text:p>
          </table:table-cell>
          <table:table-cell office:value-type="float" office:value="7.7017011894134">
            <text:p>7.7017011894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5780">
            <text:p>5780</text:p>
          </table:table-cell>
          <table:table-cell office:value-type="float" office:value="13827">
            <text:p>13827</text:p>
          </table:table-cell>
          <table:table-cell office:value-type="float" office:value="33192">
            <text:p>33192</text:p>
          </table:table-cell>
          <table:table-cell office:value-type="float" office:value="-330.125">
            <text:p>-330.125</text:p>
          </table:table-cell>
          <table:table-cell office:value-type="float" office:value="266.125">
            <text:p>266.125</text:p>
          </table:table-cell>
          <table:table-cell office:value-type="float" office:value="1386">
            <text:p>1386</text:p>
          </table:table-cell>
          <table:table-cell office:value-type="float" office:value="-0.0571150519031142">
            <text:p>-0.0571150519</text:p>
          </table:table-cell>
          <table:table-cell office:value-type="float" office:value="0.0192467635785058">
            <text:p>0.0192467636</text:p>
          </table:table-cell>
          <table:table-cell office:value-type="float" office:value="0.0417570498915401">
            <text:p>0.0417570499</text:p>
          </table:table-cell>
          <table:table-cell office:value-type="float" office:value="0.806491091480735">
            <text:p>0.8064910915</text:p>
          </table:table-cell>
          <table:table-cell office:value-type="float" office:value="1.06808973082493">
            <text:p>1.0680897308</text:p>
          </table:table-cell>
          <table:table-cell office:value-type="float" office:value="1.14956723100305">
            <text:p>1.149567231</text:p>
          </table:table-cell>
          <table:table-cell office:value-type="float" office:value="-11.786010475714">
            <text:p>-11.7860104757</text:p>
          </table:table-cell>
          <table:table-cell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6019">
            <text:p>6019</text:p>
          </table:table-cell>
          <table:table-cell office:value-type="float" office:value="13938">
            <text:p>13938</text:p>
          </table:table-cell>
          <table:table-cell office:value-type="float" office:value="32112">
            <text:p>32112</text:p>
          </table:table-cell>
          <table:table-cell office:value-type="float" office:value="-321.5">
            <text:p>-321.5</text:p>
          </table:table-cell>
          <table:table-cell office:value-type="float" office:value="497.375">
            <text:p>497.375</text:p>
          </table:table-cell>
          <table:table-cell office:value-type="float" office:value="1125">
            <text:p>1125</text:p>
          </table:table-cell>
          <table:table-cell office:value-type="float" office:value="-0.0534141884033893">
            <text:p>-0.0534141884</text:p>
          </table:table-cell>
          <table:table-cell office:value-type="float" office:value="0.0356848184818482">
            <text:p>0.0356848185</text:p>
          </table:table-cell>
          <table:table-cell office:value-type="float" office:value="0.0350336322869955">
            <text:p>0.0350336323</text:p>
          </table:table-cell>
          <table:table-cell office:value-type="float" office:value="0.818642368612811">
            <text:p>0.8186423686</text:p>
          </table:table-cell>
          <table:table-cell office:value-type="float" office:value="1.12739274097583">
            <text:p>1.127392741</text:p>
          </table:table-cell>
          <table:table-cell office:value-type="float" office:value="1.12502332957128">
            <text:p>1.1250233296</text:p>
          </table:table-cell>
          <table:table-cell office:value-type="float" office:value="-12.6270921164181">
            <text:p>-12.6270921164</text:p>
          </table:table-cell>
          <table:table-cell office:value-type="float" office:value="19.7686959011708">
            <text:p>19.7686959012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1">
            <text:p>211</text:p>
          </table:table-cell>
          <table:table-cell office:value-type="float" office:value="6604">
            <text:p>6604</text:p>
          </table:table-cell>
          <table:table-cell office:value-type="float" office:value="15240">
            <text:p>15240</text:p>
          </table:table-cell>
          <table:table-cell office:value-type="float" office:value="36040">
            <text:p>36040</text:p>
          </table:table-cell>
          <table:table-cell office:value-type="float" office:value="-330.75">
            <text:p>-330.75</text:p>
          </table:table-cell>
          <table:table-cell office:value-type="float" office:value="258.75">
            <text:p>258.75</text:p>
          </table:table-cell>
          <table:table-cell office:value-type="float" office:value="2900.625">
            <text:p>2900.625</text:p>
          </table:table-cell>
          <table:table-cell office:value-type="float" office:value="-0.0500832828588734">
            <text:p>-0.0500832829</text:p>
          </table:table-cell>
          <table:table-cell office:value-type="float" office:value="0.0169783464566929">
            <text:p>0.0169783465</text:p>
          </table:table-cell>
          <table:table-cell office:value-type="float" office:value="0.0804834905660377">
            <text:p>0.0804834906</text:p>
          </table:table-cell>
          <table:table-cell office:value-type="float" office:value="0.82962484702891">
            <text:p>0.829624847</text:p>
          </table:table-cell>
          <table:table-cell office:value-type="float" office:value="1.0599892105253">
            <text:p>1.0599892105</text:p>
          </table:table-cell>
          <table:table-cell office:value-type="float" office:value="1.29438829779837">
            <text:p>1.2943882978</text:p>
          </table:table-cell>
          <table:table-cell office:value-type="float" office:value="-13.4903497566722">
            <text:p>-13.4903497567</text:p>
          </table:table-cell>
          <table:table-cell office:value-type="float" office:value="0">
            <text:p>0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6578">
            <text:p>6578</text:p>
          </table:table-cell>
          <table:table-cell office:value-type="float" office:value="15652">
            <text:p>15652</text:p>
          </table:table-cell>
          <table:table-cell office:value-type="float" office:value="39185">
            <text:p>39185</text:p>
          </table:table-cell>
          <table:table-cell office:value-type="float" office:value="-192.5">
            <text:p>-192.5</text:p>
          </table:table-cell>
          <table:table-cell office:value-type="float" office:value="731.5">
            <text:p>731.5</text:p>
          </table:table-cell>
          <table:table-cell office:value-type="float" office:value="1636.25">
            <text:p>1636.25</text:p>
          </table:table-cell>
          <table:table-cell office:value-type="float" office:value="-0.0292642140468227">
            <text:p>-0.029264214</text:p>
          </table:table-cell>
          <table:table-cell office:value-type="float" office:value="0.0467352415026834">
            <text:p>0.0467352415</text:p>
          </table:table-cell>
          <table:table-cell office:value-type="float" office:value="0.0417570498915401">
            <text:p>0.0417570499</text:p>
          </table:table-cell>
          <table:table-cell office:value-type="float" office:value="0.899253783514726">
            <text:p>0.8992537835</text:p>
          </table:table-cell>
          <table:table-cell office:value-type="float" office:value="1.16785434354409">
            <text:p>1.1678543435</text:p>
          </table:table-cell>
          <table:table-cell office:value-type="float" office:value="1.14956723100305">
            <text:p>1.149567231</text:p>
          </table:table-cell>
          <table:table-cell office:value-type="float" office:value="-23.3375402106257">
            <text:p>-23.3375402106</text:p>
          </table:table-cell>
          <table:table-cell office:value-type="float" office:value="15.175295099039">
            <text:p>15.17529509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6383">
            <text:p>6383</text:p>
          </table:table-cell>
          <table:table-cell office:value-type="float" office:value="15456">
            <text:p>15456</text:p>
          </table:table-cell>
          <table:table-cell office:value-type="float" office:value="37910">
            <text:p>37910</text:p>
          </table:table-cell>
          <table:table-cell office:value-type="float" office:value="118.625">
            <text:p>118.625</text:p>
          </table:table-cell>
          <table:table-cell office:value-type="float" office:value="654.5">
            <text:p>654.5</text:p>
          </table:table-cell>
          <table:table-cell office:value-type="float" office:value="1328.125">
            <text:p>1328.125</text:p>
          </table:table-cell>
          <table:table-cell office:value-type="float" office:value="0.0185845213849287">
            <text:p>0.0185845214</text:p>
          </table:table-cell>
          <table:table-cell office:value-type="float" office:value="0.0423460144927536">
            <text:p>0.0423460145</text:p>
          </table:table-cell>
          <table:table-cell office:value-type="float" office:value="0.0350336322869955">
            <text:p>0.0350336323</text:p>
          </table:table-cell>
          <table:table-cell office:value-type="float" office:value="1.06572277834006">
            <text:p>1.0657227783</text:p>
          </table:table-cell>
          <table:table-cell office:value-type="float" office:value="1.15172569321374">
            <text:p>1.1517256932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16.7128301649005">
            <text:p>16.7128301649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7007">
            <text:p>7007</text:p>
          </table:table-cell>
          <table:table-cell office:value-type="float" office:value="16675">
            <text:p>16675</text:p>
          </table:table-cell>
          <table:table-cell office:value-type="float" office:value="37740">
            <text:p>37740</text:p>
          </table:table-cell>
          <table:table-cell office:value-type="float" office:value="139.75">
            <text:p>139.75</text:p>
          </table:table-cell>
          <table:table-cell office:value-type="float" office:value="460">
            <text:p>460</text:p>
          </table:table-cell>
          <table:table-cell office:value-type="float" office:value="1742.5">
            <text:p>1742.5</text:p>
          </table:table-cell>
          <table:table-cell office:value-type="float" office:value="0.0199443413729128">
            <text:p>0.0199443414</text:p>
          </table:table-cell>
          <table:table-cell office:value-type="float" office:value="0.0275862068965517">
            <text:p>0.0275862069</text:p>
          </table:table-cell>
          <table:table-cell office:value-type="float" office:value="0.0461711711711712">
            <text:p>0.0461711712</text:p>
          </table:table-cell>
          <table:table-cell office:value-type="float" office:value="1.07058483724068">
            <text:p>1.0705848372</text:p>
          </table:table-cell>
          <table:table-cell office:value-type="float" office:value="1.09804328180737">
            <text:p>1.0980432818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25.4715870456707">
            <text:p>25.4715870457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6669">
            <text:p>6669</text:p>
          </table:table-cell>
          <table:table-cell office:value-type="float" office:value="18032">
            <text:p>18032</text:p>
          </table:table-cell>
          <table:table-cell office:value-type="float" office:value="44285">
            <text:p>44285</text:p>
          </table:table-cell>
          <table:table-cell office:value-type="float" office:value="-81.25">
            <text:p>-81.25</text:p>
          </table:table-cell>
          <table:table-cell office:value-type="float" office:value="546">
            <text:p>546</text:p>
          </table:table-cell>
          <table:table-cell office:value-type="float" office:value="871.25">
            <text:p>871.25</text:p>
          </table:table-cell>
          <table:table-cell office:value-type="float" office:value="-0.0121832358674464">
            <text:p>-0.0121832359</text:p>
          </table:table-cell>
          <table:table-cell office:value-type="float" office:value="0.0302795031055901">
            <text:p>0.0302795031</text:p>
          </table:table-cell>
          <table:table-cell office:value-type="float" office:value="0.0196737044145873">
            <text:p>0.0196737044</text:p>
          </table:table-cell>
          <table:table-cell office:value-type="float" office:value="0.957649599686893">
            <text:p>0.9576495997</text:p>
          </table:table-cell>
          <table:table-cell office:value-type="float" office:value="1.10777528355388">
            <text:p>1.1077752836</text:p>
          </table:table-cell>
          <table:table-cell office:value-type="float" office:value="1.06961659255603">
            <text:p>1.0696165926</text:p>
          </table:table-cell>
          <table:table-cell office:value-type="float" office:value="0">
            <text:p>0</text:p>
          </table:table-cell>
          <table:table-cell office:value-type="float" office:value="23.2364805232006">
            <text:p>23.2364805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6630">
            <text:p>6630</text:p>
          </table:table-cell>
          <table:table-cell office:value-type="float" office:value="16992">
            <text:p>16992</text:p>
          </table:table-cell>
          <table:table-cell office:value-type="float" office:value="37825">
            <text:p>37825</text:p>
          </table:table-cell>
          <table:table-cell office:value-type="float" office:value="-27.625">
            <text:p>-27.625</text:p>
          </table:table-cell>
          <table:table-cell office:value-type="float" office:value="407.25">
            <text:p>407.25</text:p>
          </table:table-cell>
          <table:table-cell office:value-type="float" office:value="318.75">
            <text:p>318.75</text:p>
          </table:table-cell>
          <table:table-cell office:value-type="float" office:value="-0.00416666666666667">
            <text:p>-0.0041666667</text:p>
          </table:table-cell>
          <table:table-cell office:value-type="float" office:value="0.0239671610169492">
            <text:p>0.023967161</text:p>
          </table:table-cell>
          <table:table-cell office:value-type="float" office:value="0.00842696629213483">
            <text:p>0.0084269663</text:p>
          </table:table-cell>
          <table:table-cell office:value-type="float" office:value="0.985450694444444">
            <text:p>0.9854506944</text:p>
          </table:table-cell>
          <table:table-cell office:value-type="float" office:value="1.08501093618146">
            <text:p>1.0850109362</text:p>
          </table:table-cell>
          <table:table-cell office:value-type="float" office:value="1.02963356899381">
            <text:p>1.029633569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6734">
            <text:p>6734</text:p>
          </table:table-cell>
          <table:table-cell office:value-type="float" office:value="17594">
            <text:p>17594</text:p>
          </table:table-cell>
          <table:table-cell office:value-type="float" office:value="39355">
            <text:p>39355</text:p>
          </table:table-cell>
          <table:table-cell office:value-type="float" office:value="-54.125">
            <text:p>-54.125</text:p>
          </table:table-cell>
          <table:table-cell office:value-type="float" office:value="441.75">
            <text:p>441.75</text:p>
          </table:table-cell>
          <table:table-cell office:value-type="float" office:value="988.125">
            <text:p>988.125</text:p>
          </table:table-cell>
          <table:table-cell office:value-type="float" office:value="-0.00803757053757054">
            <text:p>-0.0080375705</text:p>
          </table:table-cell>
          <table:table-cell table:number-columns-repeated="2" office:value-type="float" office:value="0.0251079913606911">
            <text:p>0.0251079914</text:p>
          </table:table-cell>
          <table:table-cell office:value-type="float" office:value="0.97199512409719">
            <text:p>0.9719951241</text:p>
          </table:table-cell>
          <table:table-cell table:number-columns-repeated="2" office:value-type="float" office:value="1.08911357577355">
            <text:p>1.0891135758</text:p>
          </table:table-cell>
          <table:table-cell office:value-type="float" office:value="0">
            <text:p>0</text:p>
          </table:table-cell>
          <table:table-cell table:number-columns-repeated="2" office:value-type="float" office:value="27.9517773129238">
            <text:p>27.95177731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4">
            <text:p>424</text:p>
          </table:table-cell>
          <table:table-cell office:value-type="float" office:value="7137">
            <text:p>7137</text:p>
          </table:table-cell>
          <table:table-cell office:value-type="float" office:value="19304">
            <text:p>19304</text:p>
          </table:table-cell>
          <table:table-cell office:value-type="float" office:value="43180">
            <text:p>43180</text:p>
          </table:table-cell>
          <table:table-cell office:value-type="float" office:value="54.625">
            <text:p>54.625</text:p>
          </table:table-cell>
          <table:table-cell office:value-type="float" office:value="327.75">
            <text:p>327.75</text:p>
          </table:table-cell>
          <table:table-cell office:value-type="float" office:value="733.125">
            <text:p>733.125</text:p>
          </table:table-cell>
          <table:table-cell office:value-type="float" office:value="0.00765377609639905">
            <text:p>0.0076537761</text:p>
          </table:table-cell>
          <table:table-cell table:number-columns-repeated="2" office:value-type="float" office:value="0.0169783464566929">
            <text:p>0.0169783465</text:p>
          </table:table-cell>
          <table:table-cell office:value-type="float" office:value="1.02690303370292">
            <text:p>1.0269030337</text:p>
          </table:table-cell>
          <table:table-cell table:number-columns-repeated="2" office:value-type="float" office:value="1.0599892105253">
            <text:p>1.05998921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5954">
            <text:p>5954</text:p>
          </table:table-cell>
          <table:table-cell office:value-type="float" office:value="18486">
            <text:p>18486</text:p>
          </table:table-cell>
          <table:table-cell office:value-type="float" office:value="43010">
            <text:p>43010</text:p>
          </table:table-cell>
          <table:table-cell office:value-type="float" office:value="142.125">
            <text:p>142.125</text:p>
          </table:table-cell>
          <table:table-cell office:value-type="float" office:value="599.5">
            <text:p>599.5</text:p>
          </table:table-cell>
          <table:table-cell office:value-type="float" office:value="-116.875">
            <text:p>-116.875</text:p>
          </table:table-cell>
          <table:table-cell office:value-type="float" office:value="0.0238705072220356">
            <text:p>0.0238705072</text:p>
          </table:table-cell>
          <table:table-cell office:value-type="float" office:value="0.032429946986909">
            <text:p>0.032429947</text:p>
          </table:table-cell>
          <table:table-cell office:value-type="float" office:value="-0.00271739130434783">
            <text:p>-0.0027173913</text:p>
          </table:table-cell>
          <table:table-cell office:value-type="float" office:value="1.0846635854626">
            <text:p>1.0846635855</text:p>
          </table:table-cell>
          <table:table-cell office:value-type="float" office:value="1.11556614931887">
            <text:p>1.1155661493</text:p>
          </table:table-cell>
          <table:table-cell office:value-type="float" office:value="0.990503603497164">
            <text:p>0.9905036035</text:p>
          </table:table-cell>
          <table:table-cell office:value-type="float" office:value="29.3830179395782">
            <text:p>29.3830179396</text:p>
          </table:table-cell>
          <table:table-cell office:value-type="float" office:value="21.7184061573313">
            <text:p>21.7184061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6357">
            <text:p>6357</text:p>
          </table:table-cell>
          <table:table-cell office:value-type="float" office:value="18658">
            <text:p>18658</text:p>
          </table:table-cell>
          <table:table-cell office:value-type="float" office:value="42840">
            <text:p>42840</text:p>
          </table:table-cell>
          <table:table-cell office:value-type="float" office:value="117.75">
            <text:p>117.75</text:p>
          </table:table-cell>
          <table:table-cell office:value-type="float" office:value="346.75">
            <text:p>346.75</text:p>
          </table:table-cell>
          <table:table-cell office:value-type="float" office:value="1428.75">
            <text:p>1428.75</text:p>
          </table:table-cell>
          <table:table-cell office:value-type="float" office:value="0.01852288815479">
            <text:p>0.0185228882</text:p>
          </table:table-cell>
          <table:table-cell office:value-type="float" office:value="0.0185845213849287">
            <text:p>0.0185845214</text:p>
          </table:table-cell>
          <table:table-cell office:value-type="float" office:value="0.0333508403361345">
            <text:p>0.0333508403</text:p>
          </table:table-cell>
          <table:table-cell office:value-type="float" office:value="1.06550257941753">
            <text:p>1.0655025794</text:p>
          </table:table-cell>
          <table:table-cell office:value-type="float" office:value="1.06572277834006">
            <text:p>1.0657227783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5950">
            <text:p>5950</text:p>
          </table:table-cell>
          <table:table-cell office:value-type="float" office:value="19026">
            <text:p>19026</text:p>
          </table:table-cell>
          <table:table-cell office:value-type="float" office:value="46035">
            <text:p>46035</text:p>
          </table:table-cell>
          <table:table-cell office:value-type="float" office:value="149.625">
            <text:p>149.625</text:p>
          </table:table-cell>
          <table:table-cell office:value-type="float" office:value="105.5">
            <text:p>105.5</text:p>
          </table:table-cell>
          <table:table-cell office:value-type="float" office:value="1451.25">
            <text:p>1451.25</text:p>
          </table:table-cell>
          <table:table-cell office:value-type="float" office:value="0.0251470588235294">
            <text:p>0.0251470588</text:p>
          </table:table-cell>
          <table:table-cell office:value-type="float" office:value="0.00554504362451382">
            <text:p>0.0055450436</text:p>
          </table:table-cell>
          <table:table-cell office:value-type="float" office:value="0.031524926686217">
            <text:p>0.0315249267</text:p>
          </table:table-cell>
          <table:table-cell office:value-type="float" office:value="1.0892541600346">
            <text:p>1.08925416</text:p>
          </table:table-cell>
          <table:table-cell office:value-type="float" office:value="1.01946791780304">
            <text:p>1.0194679178</text:p>
          </table:table-cell>
          <table:table-cell office:value-type="float" office:value="1.1122851325668">
            <text:p>1.1122851326</text:p>
          </table:table-cell>
          <table:table-cell office:value-type="float" office:value="27.9088865481591">
            <text:p>27.9088865482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7444">
            <text:p>7444</text:p>
          </table:table-cell>
          <table:table-cell office:value-type="float" office:value="20313">
            <text:p>20313</text:p>
          </table:table-cell>
          <table:table-cell office:value-type="float" office:value="45810">
            <text:p>45810</text:p>
          </table:table-cell>
          <table:table-cell office:value-type="float" office:value="63.125">
            <text:p>63.125</text:p>
          </table:table-cell>
          <table:table-cell office:value-type="float" office:value="-411.75">
            <text:p>-411.75</text:p>
          </table:table-cell>
          <table:table-cell office:value-type="float" office:value="601.875">
            <text:p>601.875</text:p>
          </table:table-cell>
          <table:table-cell office:value-type="float" office:value="0.0084799838796346">
            <text:p>0.0084799839</text:p>
          </table:table-cell>
          <table:table-cell office:value-type="float" office:value="-0.0202702702702703">
            <text:p>-0.0202702703</text:p>
          </table:table-cell>
          <table:table-cell office:value-type="float" office:value="0.0131385068762279">
            <text:p>0.0131385069</text:p>
          </table:table-cell>
          <table:table-cell office:value-type="float" office:value="1.02982088742685">
            <text:p>1.0298208874</text:p>
          </table:table-cell>
          <table:table-cell office:value-type="float" office:value="0.92985938641344">
            <text:p>0.9298593864</text:p>
          </table:table-cell>
          <table:table-cell office:value-type="float" office:value="1.04632310997815">
            <text:p>1.04632311</text:p>
          </table:table-cell>
          <table:table-cell office:value-type="float" office:value="0">
            <text:p>0</text:p>
          </table:table-cell>
          <table:table-cell office:value-type="float" office:value="-33.8475044392564">
            <text:p>-33.8475044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7786">
            <text:p>7786</text:p>
          </table:table-cell>
          <table:table-cell office:value-type="float" office:value="19931">
            <text:p>19931</text:p>
          </table:table-cell>
          <table:table-cell office:value-type="float" office:value="46485">
            <text:p>46485</text:p>
          </table:table-cell>
          <table:table-cell office:value-type="float" office:value="-173.625">
            <text:p>-173.625</text:p>
          </table:table-cell>
          <table:table-cell office:value-type="float" office:value="385.75">
            <text:p>385.75</text:p>
          </table:table-cell>
          <table:table-cell office:value-type="float" office:value="697.5">
            <text:p>697.5</text:p>
          </table:table-cell>
          <table:table-cell office:value-type="float" office:value="-0.0222996403801695">
            <text:p>-0.0222996404</text:p>
          </table:table-cell>
          <table:table-cell office:value-type="float" office:value="0.0193542722392253">
            <text:p>0.0193542722</text:p>
          </table:table-cell>
          <table:table-cell office:value-type="float" office:value="0.0150048402710552">
            <text:p>0.0150048403</text:p>
          </table:table-cell>
          <table:table-cell office:value-type="float" office:value="0.922925915633133">
            <text:p>0.9229259156</text:p>
          </table:table-cell>
          <table:table-cell office:value-type="float" office:value="1.06847414503095">
            <text:p>1.068474145</text:p>
          </table:table-cell>
          <table:table-cell office:value-type="float" office:value="1.05295822560255">
            <text:p>1.0529582256</text:p>
          </table:table-cell>
          <table:table-cell office:value-type="float" office:value="-30.7354582368428">
            <text:p>-30.7354582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7572">
            <text:p>7572</text:p>
          </table:table-cell>
          <table:table-cell office:value-type="float" office:value="20356">
            <text:p>20356</text:p>
          </table:table-cell>
          <table:table-cell office:value-type="float" office:value="47565">
            <text:p>47565</text:p>
          </table:table-cell>
          <table:table-cell office:value-type="float" office:value="237.75">
            <text:p>237.75</text:p>
          </table:table-cell>
          <table:table-cell office:value-type="float" office:value="199.875">
            <text:p>199.875</text:p>
          </table:table-cell>
          <table:table-cell office:value-type="float" office:value="673.75">
            <text:p>673.75</text:p>
          </table:table-cell>
          <table:table-cell office:value-type="float" office:value="0.0313985736925515">
            <text:p>0.0313985737</text:p>
          </table:table-cell>
          <table:table-cell office:value-type="float" office:value="0.00981897229318137">
            <text:p>0.0098189723</text:p>
          </table:table-cell>
          <table:table-cell office:value-type="float" office:value="0.0141648270787344">
            <text:p>0.0141648271</text:p>
          </table:table-cell>
          <table:table-cell office:value-type="float" office:value="1.11182731396659">
            <text:p>1.111827314</text:p>
          </table:table-cell>
          <table:table-cell office:value-type="float" office:value="1.03455537097125">
            <text:p>1.034555371</text:p>
          </table:table-cell>
          <table:table-cell office:value-type="float" office:value="1.04997015373486">
            <text:p>1.0499701537</text:p>
          </table:table-cell>
          <table:table-cell office:value-type="float" office:value="22.4205415946874">
            <text:p>22.42054159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7931">
            <text:p>7931</text:p>
          </table:table-cell>
          <table:table-cell office:value-type="float" office:value="20251">
            <text:p>20251</text:p>
          </table:table-cell>
          <table:table-cell office:value-type="float" office:value="49725">
            <text:p>49725</text:p>
          </table:table-cell>
          <table:table-cell office:value-type="float" office:value="440">
            <text:p>440</text:p>
          </table:table-cell>
          <table:table-cell office:value-type="float" office:value="585">
            <text:p>585</text:p>
          </table:table-cell>
          <table:table-cell office:value-type="float" office:value="1158.375">
            <text:p>1158.375</text:p>
          </table:table-cell>
          <table:table-cell office:value-type="float" office:value="0.0554785020804438">
            <text:p>0.0554785021</text:p>
          </table:table-cell>
          <table:table-cell office:value-type="float" office:value="0.0288874623475384">
            <text:p>0.0288874623</text:p>
          </table:table-cell>
          <table:table-cell office:value-type="float" office:value="0.0232956259426848">
            <text:p>0.0232956259</text:p>
          </table:table-cell>
          <table:table-cell office:value-type="float" office:value="1.20020737110001">
            <text:p>1.2002073711</text:p>
          </table:table-cell>
          <table:table-cell office:value-type="float" office:value="1.10274170975891">
            <text:p>1.1027417098</text:p>
          </table:table-cell>
          <table:table-cell office:value-type="float" office:value="1.082598355728">
            <text:p>1.0825983557</text:p>
          </table:table-cell>
          <table:table-cell office:value-type="float" office:value="12.8374328429252">
            <text:p>12.8374328429</text:p>
          </table:table-cell>
          <table:table-cell office:value-type="float" office:value="24.339669770957">
            <text:p>24.339669771</text:p>
          </table:table-cell>
          <table:table-cell office:value-type="float" office:value="30.0996351866472">
            <text:p>30.099635186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7642">
            <text:p>7642</text:p>
          </table:table-cell>
          <table:table-cell office:value-type="float" office:value="19348">
            <text:p>19348</text:p>
          </table:table-cell>
          <table:table-cell office:value-type="float" office:value="46215">
            <text:p>46215</text:p>
          </table:table-cell>
          <table:table-cell office:value-type="float" office:value="164">
            <text:p>164</text:p>
          </table:table-cell>
          <table:table-cell office:value-type="float" office:value="52.5714285714286">
            <text:p>52.5714285714</text:p>
          </table:table-cell>
          <table:table-cell office:value-type="float" office:value="665.125">
            <text:p>665.125</text:p>
          </table:table-cell>
          <table:table-cell office:value-type="float" office:value="0.0214603506935357">
            <text:p>0.0214603507</text:p>
          </table:table-cell>
          <table:table-cell office:value-type="float" office:value="0.00271715053604655">
            <text:p>0.0027171505</text:p>
          </table:table-cell>
          <table:table-cell office:value-type="float" office:value="0.0143919723033647">
            <text:p>0.0143919723</text:p>
          </table:table-cell>
          <table:table-cell office:value-type="float" office:value="1.07601389886508">
            <text:p>1.0760138989</text:p>
          </table:table-cell>
          <table:table-cell office:value-type="float" office:value="1.00952449737395">
            <text:p>1.0095244974</text:p>
          </table:table-cell>
          <table:table-cell office:value-type="float" office:value="1.05077787564067">
            <text:p>1.0507778756</text:p>
          </table:table-cell>
          <table:table-cell office:value-type="float" office:value="32.6443151260676">
            <text:p>32.6443151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7325">
            <text:p>7325</text:p>
          </table:table-cell>
          <table:table-cell office:value-type="float" office:value="18703">
            <text:p>18703</text:p>
          </table:table-cell>
          <table:table-cell office:value-type="float" office:value="48060">
            <text:p>48060</text:p>
          </table:table-cell>
          <table:table-cell office:value-type="float" office:value="135.714285714286">
            <text:p>135.7142857143</text:p>
          </table:table-cell>
          <table:table-cell office:value-type="float" office:value="346.428571428571">
            <text:p>346.4285714286</text:p>
          </table:table-cell>
          <table:table-cell office:value-type="float" office:value="663.714285714286">
            <text:p>663.7142857143</text:p>
          </table:table-cell>
          <table:table-cell office:value-type="float" office:value="0.0185275475377864">
            <text:p>0.0185275475</text:p>
          </table:table-cell>
          <table:table-cell office:value-type="float" office:value="0.0185226205116062">
            <text:p>0.0185226205</text:p>
          </table:table-cell>
          <table:table-cell office:value-type="float" office:value="0.0138101183045003">
            <text:p>0.0138101183</text:p>
          </table:table-cell>
          <table:table-cell office:value-type="float" office:value="1.06551922561707">
            <text:p>1.0655192256</text:p>
          </table:table-cell>
          <table:table-cell office:value-type="float" office:value="1.06550162323303">
            <text:p>1.0655016232</text:p>
          </table:table-cell>
          <table:table-cell office:value-type="float" office:value="1.04870922402622">
            <text:p>1.048709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095">
            <text:p>7095</text:p>
          </table:table-cell>
          <table:table-cell office:value-type="float" office:value="20247">
            <text:p>20247</text:p>
          </table:table-cell>
          <table:table-cell office:value-type="float" office:value="48230">
            <text:p>48230</text:p>
          </table:table-cell>
          <table:table-cell office:value-type="float" office:value="0">
            <text:p>0</text:p>
          </table:table-cell>
          <table:table-cell office:value-type="float" office:value="184.833333333333">
            <text:p>184.8333333333</text:p>
          </table:table-cell>
          <table:table-cell office:value-type="float" office:value="594.333333333333">
            <text:p>594.3333333333</text:p>
          </table:table-cell>
          <table:table-cell office:value-type="float" office:value="0">
            <text:p>0</text:p>
          </table:table-cell>
          <table:table-cell office:value-type="float" office:value="0.00912892444971272">
            <text:p>0.0091289244</text:p>
          </table:table-cell>
          <table:table-cell office:value-type="float" office:value="0.0123228972285576">
            <text:p>0.0123228972</text:p>
          </table:table-cell>
          <table:table-cell office:value-type="float" office:value="0.89">
            <text:p>0.89</text:p>
          </table:table-cell>
          <table:table-cell office:value-type="float" office:value="1.03211457660675">
            <text:p>1.0321145766</text:p>
          </table:table-cell>
          <table:table-cell office:value-type="float" office:value="1.04342777374032">
            <text:p>1.04342777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6865">
            <text:p>6865</text:p>
          </table:table-cell>
          <table:table-cell office:value-type="float" office:value="21831">
            <text:p>21831</text:p>
          </table:table-cell>
          <table:table-cell office:value-type="float" office:value="55302">
            <text:p>55302</text:p>
          </table:table-cell>
          <table:table-cell table:number-columns-repeated="2" office:value-type="float" office:value="0">
            <text:p>0</text:p>
          </table:table-cell>
          <table:table-cell office:value-type="float" office:value="281.2">
            <text:p>28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08480705941919">
            <text:p>0.0050848071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01784750102312">
            <text:p>1.0178475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6643">
            <text:p>6643</text:p>
          </table:table-cell>
          <table:table-cell office:value-type="float" office:value="21575">
            <text:p>21575</text:p>
          </table:table-cell>
          <table:table-cell office:value-type="float" office:value="56946">
            <text:p>56946</text:p>
          </table:table-cell>
          <table:table-cell office:value-type="float" office:value="0">
            <text:p>0</text:p>
          </table:table-cell>
          <table:table-cell office:value-type="float" office:value="685.75">
            <text:p>685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784472769409">
            <text:p>0.0317844728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1322575000302">
            <text:p>1.1132257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2.1524956274326">
            <text:p>22.1524956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5">
            <text:p>5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6428">
            <text:p>6428</text:p>
          </table:table-cell>
          <table:table-cell office:value-type="float" office:value="21968">
            <text:p>21968</text:p>
          </table:table-cell>
          <table:table-cell office:value-type="float" office:value="58638">
            <text:p>58638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5">
            <text:p>5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6219">
            <text:p>6219</text:p>
          </table:table-cell>
          <table:table-cell office:value-type="float" office:value="22283">
            <text:p>22283</text:p>
          </table:table-cell>
          <table:table-cell office:value-type="float" office:value="60381">
            <text:p>60381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7.5">
            <text:p>97.5</text:p>
          </table:table-cell>
          <table:table-cell office:value-type="float" office:value="6405.25">
            <text:p>6405.25</text:p>
          </table:table-cell>
          <table:table-cell office:value-type="float" office:value="20372">
            <text:p>20372</text:p>
          </table:table-cell>
          <table:table-cell office:value-type="float" office:value="22.125">
            <text:p>22.125</text:p>
          </table:table-cell>
          <table:table-cell table:number-columns-repeated="3" office:value-type="float" office:value="5">
            <text:p>5</text:p>
          </table:table-cell>
          <table:table-cell office:value-type="float" office:value="458">
            <text:p>458</text:p>
          </table:table-cell>
          <table:table-cell office:value-type="float" office:value="679">
            <text:p>679</text:p>
          </table:table-cell>
          <table:table-cell office:value-type="float" office:value="1027">
            <text:p>1027</text:p>
          </table:table-cell>
          <table:table-cell office:value-type="float" office:value="6018">
            <text:p>6018</text:p>
          </table:table-cell>
          <table:table-cell office:value-type="float" office:value="22293">
            <text:p>22293</text:p>
          </table:table-cell>
          <table:table-cell office:value-type="float" office:value="62176">
            <text:p>62176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95.6666666666667">
            <text:p>95.6666666667</text:p>
          </table:table-cell>
          <table:table-cell office:value-type="float" office:value="6489.33333333333">
            <text:p>6489.3333333333</text:p>
          </table:table-cell>
          <table:table-cell office:value-type="float" office:value="22806.6666666667">
            <text:p>22806.6666666667</text:p>
          </table:table-cell>
          <table:table-cell office:value-type="float" office:value="18.94">
            <text:p>18.94</text:p>
          </table:table-cell>
          <table:table-cell table:number-columns-repeated="3" office:value-type="float" office:value="5">
            <text:p>5</text:p>
          </table:table-cell>
          <table:table-cell office:value-type="float" office:value="489">
            <text:p>489</text:p>
          </table:table-cell>
          <table:table-cell office:value-type="float" office:value="714">
            <text:p>714</text:p>
          </table:table-cell>
          <table:table-cell office:value-type="float" office:value="1068">
            <text:p>1068</text:p>
          </table:table-cell>
          <table:table-cell office:value-type="float" office:value="5823">
            <text:p>5823</text:p>
          </table:table-cell>
          <table:table-cell office:value-type="float" office:value="22576">
            <text:p>22576</text:p>
          </table:table-cell>
          <table:table-cell office:value-type="float" office:value="64024">
            <text:p>64024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 office:value-type="float" office:value="1.1">
            <text:p>1.1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8.2">
            <text:p>8.2</text:p>
          </table:table-cell>
          <table:table-cell office:value-type="float" office:value="18.1">
            <text:p>18.1</text:p>
          </table:table-cell>
          <table:table-cell office:value-type="float" office:value="4776">
            <text:p>4776</text:p>
          </table:table-cell>
          <table:table-cell office:value-type="float" office:value="7975">
            <text:p>7975</text:p>
          </table:table-cell>
          <table:table-cell office:value-type="float" office:value="10533">
            <text:p>105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1:32.10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768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73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87">
                <text:p>987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74">
                <text:p>117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23">
                <text:p>122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31">
                <text:p>133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94">
                <text:p>794</text:p>
              </table:table-cell>
              <table:table-cell office:value-type="float" office:value="1583">
                <text:p>1583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85">
                <text:p>1785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70">
                <text:p>770</text:p>
              </table:table-cell>
              <table:table-cell office:value-type="float" office:value="1652">
                <text:p>1652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74">
                <text:p>874</text:p>
              </table:table-cell>
              <table:table-cell office:value-type="float" office:value="1855">
                <text:p>1855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66">
                <text:p>1066</text:p>
              </table:table-cell>
              <table:table-cell office:value-type="float" office:value="1969">
                <text:p>1969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55">
                <text:p>1055</text:p>
              </table:table-cell>
              <table:table-cell office:value-type="float" office:value="2229">
                <text:p>222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22">
                <text:p>1122</text:p>
              </table:table-cell>
              <table:table-cell office:value-type="float" office:value="2095">
                <text:p>2095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80">
                <text:p>1180</text:p>
              </table:table-cell>
              <table:table-cell office:value-type="float" office:value="2286">
                <text:p>228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3">
                <text:p>1383</text:p>
              </table:table-cell>
              <table:table-cell office:value-type="float" office:value="2640">
                <text:p>264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38">
                <text:p>1538</text:p>
              </table:table-cell>
              <table:table-cell office:value-type="float" office:value="2770">
                <text:p>2770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8">
                <text:p>1748</text:p>
              </table:table-cell>
              <table:table-cell office:value-type="float" office:value="2932">
                <text:p>2932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77">
                <text:p>1777</text:p>
              </table:table-cell>
              <table:table-cell office:value-type="float" office:value="3108">
                <text:p>3108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56">
                <text:p>1856</text:p>
              </table:table-cell>
              <table:table-cell office:value-type="float" office:value="3149">
                <text:p>3149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98">
                <text:p>2098</text:p>
              </table:table-cell>
              <table:table-cell office:value-type="float" office:value="3422">
                <text:p>342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908">
                <text:p>1908</text:p>
              </table:table-cell>
              <table:table-cell office:value-type="float" office:value="3578">
                <text:p>3578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24">
                <text:p>2024</text:p>
              </table:table-cell>
              <table:table-cell office:value-type="float" office:value="3852">
                <text:p>3852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74">
                <text:p>2074</text:p>
              </table:table-cell>
              <table:table-cell office:value-type="float" office:value="3951">
                <text:p>3951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46">
                <text:p>2246</text:p>
              </table:table-cell>
              <table:table-cell office:value-type="float" office:value="4335">
                <text:p>4335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50">
                <text:p>2450</text:p>
              </table:table-cell>
              <table:table-cell office:value-type="float" office:value="4595">
                <text:p>4595</text:p>
              </table:table-cell>
              <table:table-cell office:value-type="float" office:value="9445">
                <text:p>944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08">
                <text:p>2708</text:p>
              </table:table-cell>
              <table:table-cell office:value-type="float" office:value="4882">
                <text:p>488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932">
                <text:p>2932</text:p>
              </table:table-cell>
              <table:table-cell office:value-type="float" office:value="5223">
                <text:p>5223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08">
                <text:p>2908</text:p>
              </table:table-cell>
              <table:table-cell office:value-type="float" office:value="5457">
                <text:p>5457</text:p>
              </table:table-cell>
              <table:table-cell office:value-type="float" office:value="9278">
                <text:p>927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25">
                <text:p>3025</text:p>
              </table:table-cell>
              <table:table-cell office:value-type="float" office:value="5386">
                <text:p>5386</text:p>
              </table:table-cell>
              <table:table-cell office:value-type="float" office:value="8954">
                <text:p>895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564">
                <text:p>3564</text:p>
              </table:table-cell>
              <table:table-cell office:value-type="float" office:value="5948">
                <text:p>5948</text:p>
              </table:table-cell>
              <table:table-cell office:value-type="float" office:value="10346">
                <text:p>1034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74">
                <text:p>3874</text:p>
              </table:table-cell>
              <table:table-cell office:value-type="float" office:value="6162">
                <text:p>6162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24">
                <text:p>4124</text:p>
              </table:table-cell>
              <table:table-cell office:value-type="float" office:value="6840">
                <text:p>6840</text:p>
              </table:table-cell>
              <table:table-cell office:value-type="float" office:value="11563">
                <text:p>1156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35">
                <text:p>4235</text:p>
              </table:table-cell>
              <table:table-cell office:value-type="float" office:value="6519">
                <text:p>6519</text:p>
              </table:table-cell>
              <table:table-cell office:value-type="float" office:value="12377">
                <text:p>1237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513">
                <text:p>4513</text:p>
              </table:table-cell>
              <table:table-cell office:value-type="float" office:value="7380">
                <text:p>7380</text:p>
              </table:table-cell>
              <table:table-cell office:value-type="float" office:value="14093">
                <text:p>1409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653">
                <text:p>7653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10">
                <text:p>4610</text:p>
              </table:table-cell>
              <table:table-cell office:value-type="float" office:value="7996">
                <text:p>7996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60">
                <text:p>4660</text:p>
              </table:table-cell>
              <table:table-cell office:value-type="float" office:value="8177">
                <text:p>8177</text:p>
              </table:table-cell>
              <table:table-cell office:value-type="float" office:value="16229">
                <text:p>1622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9062">
                <text:p>9062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62">
                <text:p>5462</text:p>
              </table:table-cell>
              <table:table-cell office:value-type="float" office:value="9949">
                <text:p>9949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90">
                <text:p>5790</text:p>
              </table:table-cell>
              <table:table-cell office:value-type="float" office:value="10277">
                <text:p>10277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10517">
                <text:p>10517</text:p>
              </table:table-cell>
              <table:table-cell office:value-type="float" office:value="17877">
                <text:p>1787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29">
                <text:p>6329</text:p>
              </table:table-cell>
              <table:table-cell office:value-type="float" office:value="11101">
                <text:p>11101</text:p>
              </table:table-cell>
              <table:table-cell office:value-type="float" office:value="18655">
                <text:p>1865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20">
                <text:p>7020</text:p>
              </table:table-cell>
              <table:table-cell office:value-type="float" office:value="12184">
                <text:p>12184</text:p>
              </table:table-cell>
              <table:table-cell office:value-type="float" office:value="18134">
                <text:p>1813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714">
                <text:p>7714</text:p>
              </table:table-cell>
              <table:table-cell office:value-type="float" office:value="12492">
                <text:p>12492</text:p>
              </table:table-cell>
              <table:table-cell office:value-type="float" office:value="18376">
                <text:p>1837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34">
                <text:p>8034</text:p>
              </table:table-cell>
              <table:table-cell office:value-type="float" office:value="11875">
                <text:p>11875</text:p>
              </table:table-cell>
              <table:table-cell office:value-type="float" office:value="17830">
                <text:p>1783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358">
                <text:p>12358</text:p>
              </table:table-cell>
              <table:table-cell office:value-type="float" office:value="17214">
                <text:p>1721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498">
                <text:p>8498</text:p>
              </table:table-cell>
              <table:table-cell office:value-type="float" office:value="12660">
                <text:p>12660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487">
                <text:p>8487</text:p>
              </table:table-cell>
              <table:table-cell office:value-type="float" office:value="12222">
                <text:p>12222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060">
                <text:p>8060</text:p>
              </table:table-cell>
              <table:table-cell office:value-type="float" office:value="11948">
                <text:p>11948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07">
                <text:p>9207</text:p>
              </table:table-cell>
              <table:table-cell office:value-type="float" office:value="12267">
                <text:p>12267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387">
                <text:p>8387</text:p>
              </table:table-cell>
              <table:table-cell office:value-type="float" office:value="12376">
                <text:p>12376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182">
                <text:p>7182</text:p>
              </table:table-cell>
              <table:table-cell office:value-type="float" office:value="12098">
                <text:p>12098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582">
                <text:p>7582</text:p>
              </table:table-cell>
              <table:table-cell office:value-type="float" office:value="12696">
                <text:p>12696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548">
                <text:p>7548</text:p>
              </table:table-cell>
              <table:table-cell office:value-type="float" office:value="12834">
                <text:p>12834</text:p>
              </table:table-cell>
              <table:table-cell office:value-type="float" office:value="24768">
                <text:p>2476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003">
                <text:p>8003</text:p>
              </table:table-cell>
              <table:table-cell office:value-type="float" office:value="14022">
                <text:p>14022</text:p>
              </table:table-cell>
              <table:table-cell office:value-type="float" office:value="30528">
                <text:p>3052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5780">
                <text:p>5780</text:p>
              </table:table-cell>
              <table:table-cell office:value-type="float" office:value="13827">
                <text:p>13827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019">
                <text:p>6019</text:p>
              </table:table-cell>
              <table:table-cell office:value-type="float" office:value="13938">
                <text:p>13938</text:p>
              </table:table-cell>
              <table:table-cell office:value-type="float" office:value="32112">
                <text:p>3211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604">
                <text:p>6604</text:p>
              </table:table-cell>
              <table:table-cell office:value-type="float" office:value="15240">
                <text:p>15240</text:p>
              </table:table-cell>
              <table:table-cell office:value-type="float" office:value="36040">
                <text:p>3604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578">
                <text:p>6578</text:p>
              </table:table-cell>
              <table:table-cell office:value-type="float" office:value="15652">
                <text:p>15652</text:p>
              </table:table-cell>
              <table:table-cell office:value-type="float" office:value="39185">
                <text:p>3918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383">
                <text:p>6383</text:p>
              </table:table-cell>
              <table:table-cell office:value-type="float" office:value="15456">
                <text:p>15456</text:p>
              </table:table-cell>
              <table:table-cell office:value-type="float" office:value="37910">
                <text:p>3791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007">
                <text:p>7007</text:p>
              </table:table-cell>
              <table:table-cell office:value-type="float" office:value="16675">
                <text:p>16675</text:p>
              </table:table-cell>
              <table:table-cell office:value-type="float" office:value="37740">
                <text:p>3774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669">
                <text:p>6669</text:p>
              </table:table-cell>
              <table:table-cell office:value-type="float" office:value="18032">
                <text:p>18032</text:p>
              </table:table-cell>
              <table:table-cell office:value-type="float" office:value="44285">
                <text:p>4428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30">
                <text:p>6630</text:p>
              </table:table-cell>
              <table:table-cell office:value-type="float" office:value="16992">
                <text:p>16992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734">
                <text:p>6734</text:p>
              </table:table-cell>
              <table:table-cell office:value-type="float" office:value="17594">
                <text:p>17594</text:p>
              </table:table-cell>
              <table:table-cell office:value-type="float" office:value="39355">
                <text:p>3935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137">
                <text:p>7137</text:p>
              </table:table-cell>
              <table:table-cell office:value-type="float" office:value="19304">
                <text:p>19304</text:p>
              </table:table-cell>
              <table:table-cell office:value-type="float" office:value="43180">
                <text:p>4318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5954">
                <text:p>5954</text:p>
              </table:table-cell>
              <table:table-cell office:value-type="float" office:value="18486">
                <text:p>18486</text:p>
              </table:table-cell>
              <table:table-cell office:value-type="float" office:value="43010">
                <text:p>43010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6357">
                <text:p>6357</text:p>
              </table:table-cell>
              <table:table-cell office:value-type="float" office:value="18658">
                <text:p>18658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5950">
                <text:p>5950</text:p>
              </table:table-cell>
              <table:table-cell office:value-type="float" office:value="19026">
                <text:p>19026</text:p>
              </table:table-cell>
              <table:table-cell office:value-type="float" office:value="46035">
                <text:p>4603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444">
                <text:p>7444</text:p>
              </table:table-cell>
              <table:table-cell office:value-type="float" office:value="20313">
                <text:p>20313</text:p>
              </table:table-cell>
              <table:table-cell office:value-type="float" office:value="45810">
                <text:p>4581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786">
                <text:p>7786</text:p>
              </table:table-cell>
              <table:table-cell office:value-type="float" office:value="19931">
                <text:p>19931</text:p>
              </table:table-cell>
              <table:table-cell office:value-type="float" office:value="46485">
                <text:p>4648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572">
                <text:p>7572</text:p>
              </table:table-cell>
              <table:table-cell office:value-type="float" office:value="20356">
                <text:p>20356</text:p>
              </table:table-cell>
              <table:table-cell office:value-type="float" office:value="47565">
                <text:p>4756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931">
                <text:p>7931</text:p>
              </table:table-cell>
              <table:table-cell office:value-type="float" office:value="20251">
                <text:p>20251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642">
                <text:p>7642</text:p>
              </table:table-cell>
              <table:table-cell office:value-type="float" office:value="19348">
                <text:p>19348</text:p>
              </table:table-cell>
              <table:table-cell office:value-type="float" office:value="46215">
                <text:p>4621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325">
                <text:p>7325</text:p>
              </table:table-cell>
              <table:table-cell office:value-type="float" office:value="18703">
                <text:p>18703</text:p>
              </table:table-cell>
              <table:table-cell office:value-type="float" office:value="48060">
                <text:p>480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095">
                <text:p>7095</text:p>
              </table:table-cell>
              <table:table-cell office:value-type="float" office:value="20247">
                <text:p>20247</text:p>
              </table:table-cell>
              <table:table-cell office:value-type="float" office:value="48230">
                <text:p>48230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865">
                <text:p>6865</text:p>
              </table:table-cell>
              <table:table-cell office:value-type="float" office:value="21831">
                <text:p>21831</text:p>
              </table:table-cell>
              <table:table-cell office:value-type="float" office:value="55302">
                <text:p>5530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643">
                <text:p>6643</text:p>
              </table:table-cell>
              <table:table-cell office:value-type="float" office:value="21575">
                <text:p>21575</text:p>
              </table:table-cell>
              <table:table-cell office:value-type="float" office:value="56946">
                <text:p>5694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428">
                <text:p>6428</text:p>
              </table:table-cell>
              <table:table-cell office:value-type="float" office:value="21968">
                <text:p>21968</text:p>
              </table:table-cell>
              <table:table-cell office:value-type="float" office:value="58638">
                <text:p>5863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219">
                <text:p>6219</text:p>
              </table:table-cell>
              <table:table-cell office:value-type="float" office:value="22283">
                <text:p>22283</text:p>
              </table:table-cell>
              <table:table-cell office:value-type="float" office:value="60381">
                <text:p>6038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018">
                <text:p>6018</text:p>
              </table:table-cell>
              <table:table-cell office:value-type="float" office:value="22293">
                <text:p>22293</text:p>
              </table:table-cell>
              <table:table-cell office:value-type="float" office:value="62176">
                <text:p>6217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5823">
                <text:p>5823</text:p>
              </table:table-cell>
              <table:table-cell office:value-type="float" office:value="22576">
                <text:p>22576</text:p>
              </table:table-cell>
              <table:table-cell office:value-type="float" office:value="64024">
                <text:p>64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405.25">
                <text:p>6405.2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489.33333333333">
                <text:p>648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5cm" svg:y="1.405cm" svg:width="30.884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3cm" svg:y="1.352cm" svg:width="31.34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4015929464747">
                <text:p>1.4401592946474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925173978987">
                <text:p>1.259251739789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7634365097329">
                <text:p>1.6763436509732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3005817842627">
                <text:p>0.98300581784262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42082280508403">
                <text:p>1.4208228050840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4011856258721">
                <text:p>1.5401185625872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050498860892">
                <text:p>1.1005049886089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3277488647741">
                <text:p>1.33277488647741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7113460207612">
                <text:p>1.271134602076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171494586685">
                <text:p>1.2517149458668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6280296368815">
                <text:p>1.2628029636881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787236446278">
                <text:p>1.1978723644627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828722493132">
                <text:p>1.1582872249313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906575221718">
                <text:p>1.2590657522171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863224473363">
                <text:p>1.268632244733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1684377905475">
                <text:p>1.2168437790547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189780566181">
                <text:p>1.218978056618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922873509706">
                <text:p>1.2192287350970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779219675757">
                <text:p>1.1577921967575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9864139382864">
                <text:p>1.1986413938286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2713911920914">
                <text:p>1.1271391192091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4096999832215">
                <text:p>1.1409699983221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845604759945">
                <text:p>1.2684560475994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084670907077">
                <text:p>1.2008467090707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664545257414">
                <text:p>1.2066454525741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907002276923">
                <text:p>1.1490700227692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388093118867">
                <text:p>1.138809311886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4856766896401">
                <text:p>1.2485676689640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1283527236059">
                <text:p>1.2128352723605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9431102512562">
                <text:p>1.294311025125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0921182600767">
                <text:p>1.2092118260076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2815397867867">
                <text:p>1.2281539786786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0647777863274">
                <text:p>1.2064777786327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8238192044737">
                <text:p>1.2823819204473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929845775406">
                <text:p>1.3092984577540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3856886445601">
                <text:p>1.23856886445601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3749723238933">
                <text:p>1.1374972323893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7381462921365">
                <text:p>1.1738146292136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3276894257739">
                <text:p>1.1327689425773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971426492167">
                <text:p>1.197142649216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4112652308258">
                <text:p>1.2411265230825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617308953414">
                <text:p>1.2661730895341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140663111361">
                <text:p>1.2714066311136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300345546058">
                <text:p>1.2730034554605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42128627451252">
                <text:p>0.94212862745125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74769670205">
                <text:p>1.057476967020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995896046772187">
                <text:p>0.99589604677218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91584193137087">
                <text:p>0.9158419313708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18265599557293">
                <text:p>0.91826559955729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197271012519">
                <text:p>1.0619727101251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8742737047023">
                <text:p>1.0874273704702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7971507852809">
                <text:p>1.2797150785280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03569987731379">
                <text:p>0.90356998773137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5172569321374">
                <text:p>1.1517256932137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87193638314">
                <text:p>1.18719363831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808973082493">
                <text:p>1.0680897308249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6785434354409">
                <text:p>1.1678543435440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172569321374">
                <text:p>1.1517256932137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9804328180737">
                <text:p>1.0980432818073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0777528355388">
                <text:p>1.1077752835538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8501093618146">
                <text:p>1.0850109361814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8911357577355">
                <text:p>1.0891135757735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1556614931887">
                <text:p>1.1155661493188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572277834006">
                <text:p>1.0657227783400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1946791780304">
                <text:p>1.0194679178030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2985938641344">
                <text:p>0.9298593864134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6847414503095">
                <text:p>1.068474145030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3455537097125">
                <text:p>1.034555370971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0274170975891">
                <text:p>1.1027417097589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0952449737395">
                <text:p>1.0095244973739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550162323303">
                <text:p>1.0655016232330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3211457660675">
                <text:p>1.032114576606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11322575000302">
                <text:p>1.1132257500030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372">
                <text:p>2037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2806.6666666667">
                <text:p>2280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